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8654in"/>
    </style:style>
    <style:style style:name="co26" style:family="table-column">
      <style:table-column-properties fo:break-before="auto" style:column-width="1.4689in"/>
    </style:style>
    <style:style style:name="co27" style:family="table-column">
      <style:table-column-properties fo:break-before="auto" style:column-width="0.61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4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3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7" style:family="table-cell" style:parent-style-name="Default">
      <style:text-properties style:font-name="Liberation Sans" fo:font-size="10.5pt" style:font-size-asian="10.5pt" style:font-size-complex="10.5pt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fo:font-size="12pt" style:font-size-asian="12pt" style:font-size-complex="12pt"/>
    </style:style>
    <style:style style:name="ce65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6" style:family="table-cell" style:parent-style-name="Default">
      <style:text-properties style:font-name="Liberation Sans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68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7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7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D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6"/>
        <table:table-column table:style-name="co8" table:default-cell-style-name="Default"/>
        <table:table-column table:style-name="co9" table:number-columns-repeated="2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1" table:default-cell-style-name="ce50"/>
        <table:table-column table:style-name="co13" table:default-cell-style-name="ce50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number-columns-repeated="982" table:default-cell-style-name="Default"/>
        <table:table-row table:style-name="ro1">
          <table:table-cell table:style-name="ce1" table:content-validation-name="val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 table:content-validation-name="val1"/>
          <table:covered-table-cell table:number-columns-repeated="4" table:style-name="ce50" table:content-validation-name="val1"/>
          <table:table-cell table:content-validation-name="val1" table:number-columns-repeated="9"/>
          <table:table-cell table:style-name="ce77" table:content-validation-name="val1"/>
          <table:table-cell table:content-validation-name="val1" table:number-columns-repeated="1008"/>
        </table:table-row>
        <table:table-row table:style-name="ro1">
          <table:table-cell table:style-name="ce1" table:content-validation-name="val1" office:value-type="string" calcext:value-type="string">
            <text:p>Norma Desmond</text:p>
          </table:table-cell>
          <table:table-cell table:style-name="ce48" table:content-validation-name="val1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 table:content-validation-name="val1"/>
          <table:table-cell table:content-validation-name="val1" table:number-columns-repeated="9"/>
          <table:table-cell table:style-name="ce77" table:content-validation-name="val1"/>
          <table:table-cell table:content-validation-name="val1" table:number-columns-repeated="1008"/>
        </table:table-row>
        <table:table-row table:style-name="ro2">
          <table:table-cell table:style-name="ce6" table:content-validation-name="val1" office:value-type="string" calcext:value-type="string">
            <text:p>With Respect to the Person Being Analyzed,</text:p>
          </table:table-cell>
          <table:table-cell table:style-name="ce49" table:content-validation-name="val1" office:value-type="string" calcext:value-type="string">
            <text:p>Very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Very</text:p>
          </table:table-cell>
          <table:table-cell table:content-validation-name="val1" office:value-type="string" calcext:value-type="string">
            <text:p>|</text:p>
          </table:table-cell>
          <table:table-cell table:style-name="ce6" table:content-validation-name="val1"/>
          <table:table-cell table:style-name="ce49" table:content-validation-name="val1" table:number-columns-repeated="2"/>
          <table:table-cell table:content-validation-name="val1" table:number-columns-repeated="5"/>
          <table:table-cell table:style-name="ce77" table:content-validation-name="val1"/>
          <table:table-cell table:content-validation-name="val1" table:number-columns-repeated="1008"/>
        </table:table-row>
        <table:table-row table:style-name="ro2">
          <table:table-cell table:style-name="ce6" table:content-validation-name="val1" office:value-type="string" calcext:value-type="string">
            <text:p>How Accurate Is Each Item?</text:p>
          </table:table-cell>
          <table:table-cell table:number-columns-repeated="2" table:style-name="ce49" table:content-validation-name="val1" office:value-type="string" calcext:value-type="string">
            <text:p>Inaccurate</text:p>
          </table:table-cell>
          <table:table-cell table:style-name="ce49" table:content-validation-name="val1" office:value-type="string" calcext:value-type="string">
            <text:p>Neutral</text:p>
          </table:table-cell>
          <table:table-cell table:number-columns-repeated="2" table:style-name="ce49" table:content-validation-name="val1" office:value-type="string" calcext:value-type="string">
            <text:p>Accurate</text:p>
          </table:table-cell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6" table:content-validation-name="val1" office:value-type="string" calcext:value-type="string">
            <text:p>Facet</text:p>
          </table:table-cell>
          <table:table-cell table:style-name="ce78" table:content-validation-name="val1" office:value-type="string" calcext:value-type="string">
            <text:p>α</text:p>
          </table:table-cell>
          <table:table-cell table:style-name="ce49" table:content-validation-name="val1" office:value-type="string" calcext:value-type="string">
            <text:p>Key</text:p>
          </table:table-cell>
          <table:table-cell table:number-columns-repeated="5" table:style-name="ce49" table:content-validation-name="val1" office:value-type="string" calcext:value-type="string">
            <text:p>Val</text:p>
          </table:table-cell>
          <table:table-cell table:style-name="ce80" table:content-validation-name="val1" office:value-type="string" calcext:value-type="string">
            <text:p>Score For This Item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ook at the bright side of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heerfulness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5]);[.AK5];IF(ISTEXT([.C5]);[.AL5];IF(ISTEXT([.D5]);[.AM5];IF(ISTEXT([.E5]);[.AN5];IF(ISTEXT([.F5]);[.AO5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elieve that criminals should receive help rather than punishmen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Liberalism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6]);[.AK6];IF(ISTEXT([.C6]);[.AL6];IF(ISTEXT([.D6]);[.AM6];IF(ISTEXT([.E6]);[.AN6];IF(ISTEXT([.F6]);[.AO6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Can't make up my mi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Vulnerability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islike talking about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desty/Humility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8]);[.AK8];IF(ISTEXT([.C8]);[.AL8];IF(ISTEXT([.D8]);[.AM8];IF(ISTEXT([.E8]);[.AN8];IF(ISTEXT([.F8]);[.AO8];0)))))" office:value-type="float" office:value="1" calcext:value-type="float">
            <text:p>1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not bothered by messy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Orderliness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9]);[.AK9];IF(ISTEXT([.C9]);[.AL9];IF(ISTEXT([.D9]);[.AM9];IF(ISTEXT([.E9]);[.AN9];IF(ISTEXT([.F9]);[.AO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Obstruct others'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ralit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0]);[.AK10];IF(ISTEXT([.C10]);[.AL10];IF(ISTEXT([.D10]);[.AM10];IF(ISTEXT([.E10]);[.AN10];IF(ISTEXT([.F10]);[.AO10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Often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epression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1]);[.AK11];IF(ISTEXT([.C11]);[.AL11];IF(ISTEXT([.D11]);[.AM11];IF(ISTEXT([.E11]);[.AN11];IF(ISTEXT([.F11]);[.AO11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Rarely overindul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mmoderation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2]);[.AK12];IF(ISTEXT([.C12]);[.AL12];IF(ISTEXT([.D12]);[.AM12];IF(ISTEXT([.E12]);[.AN12];IF(ISTEXT([.F12]);[.AO12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Would never go hang gliding or bungee jump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xcitement-Seek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Fear for the wors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xiety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urn my back o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Altruism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5]);[.AK15];IF(ISTEXT([.C15]);[.AL15];IF(ISTEXT([.D15]);[.AM15];IF(ISTEXT([.E15]);[.AN15];IF(ISTEXT([.F15]);[.AO15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Enjoy thinking about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ntellect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emand qual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hievement-Striv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tivity-Level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style-name="ce8" table:content-validation-name="val1" office:value-type="string" calcext:value-type="string">
            <text:p>Trust what people s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Trust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Efficacy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tick to my chosen path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autiousness</text:p>
          </table:table-cell>
          <table:table-cell table:style-name="ce79" table:content-validation-name="val1" office:value-type="float" office:value="0.76" calcext:value-type="float">
            <text:p>0.76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1]);[.AK21];IF(ISTEXT([.C21]);[.AL21];IF(ISTEXT([.D21]);[.AM21];IF(ISTEXT([.E21]);[.AN21];IF(ISTEXT([.F21]);[.AO21];0)))))" office:value-type="float" office:value="5" calcext:value-type="float">
            <text:p>5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 not like concer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esthetic Appreciation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2]);[.AK22];IF(ISTEXT([.C22]);[.AL22];IF(ISTEXT([.D22]);[.AM22];IF(ISTEXT([.E22]);[.AN22];IF(ISTEXT([.F22]);[.AO22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Need a push to get star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Discipline</text:p>
          </table:table-cell>
          <table:table-cell table:style-name="ce79" table:content-validation-name="val1" office:value-type="float" office:value="0.85" calcext:value-type="float">
            <text:p>0.8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Vulnerability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ove surpris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Gregariousness</text:p>
          </table:table-cell>
          <table:table-cell table:style-name="ce79" table:content-validation-name="val1" office:value-type="float" office:value="0.79" calcext:value-type="float">
            <text:p>0.79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5]);[.AK25];IF(ISTEXT([.C25]);[.AL25];IF(ISTEXT([.D25]);[.AM25];IF(ISTEXT([.E25]);[.AN25];IF(ISTEXT([.F25]);[.AO25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hard to get to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Friendliness</text:p>
          </table:table-cell>
          <table:table-cell table:style-name="ce79" table:content-validation-name="val1" office:value-type="float" office:value="0.87" calcext:value-type="float">
            <text:p>0.8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Get angry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ger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7]);[.AK27];IF(ISTEXT([.C27]);[.AL27];IF(ISTEXT([.D27]);[.AM27];IF(ISTEXT([.E27]);[.AN27];IF(ISTEXT([.F27]);[.AO2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Interested in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dventurousness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8]);[.AK28];IF(ISTEXT([.C28]);[.AL28];IF(ISTEXT([.D28]);[.AM28];IF(ISTEXT([.E28]);[.AN28];IF(ISTEXT([.F28]);[.AO28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Rarely notice my emotional re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motionality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Feel that my life lacks dire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epression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 the opposite of what is ask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utifulness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31]);[.AK31];IF(ISTEXT([.C31]);[.AL31];IF(ISTEXT([.D31]);[.AM31];IF(ISTEXT([.E31]);[.AN31];IF(ISTEXT([.F31]);[.AO31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ove excite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xcitement-Seek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Self-consciousness</text:p>
          </table:table-cell>
          <table:table-cell table:style-name="ce79" table:content-validation-name="val1" office:value-type="float" office:value="0.8" calcext:value-type="float">
            <text:p>0.80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nticipate the needs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Altruism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34]);[.AK34];IF(ISTEXT([.C34]);[.AL34];IF(ISTEXT([.D34]);[.AM34];IF(ISTEXT([.E34]);[.AN34];IF(ISTEXT([.F34]);[.AO34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eave a mess in my roo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Orderliness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35]);[.AK35];IF(ISTEXT([.C35]);[.AL35];IF(ISTEXT([.D35]);[.AM35];IF(ISTEXT([.E35]);[.AN35];IF(ISTEXT([.F35]);[.AO35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Make rash deci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autiousness</text:p>
          </table:table-cell>
          <table:table-cell table:style-name="ce79" table:content-validation-name="val1" office:value-type="float" office:value="0.76" calcext:value-type="float">
            <text:p>0.7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36]);[.AK36];IF(ISTEXT([.C36]);[.AL36];IF(ISTEXT([.D36]);[.AM36];IF(ISTEXT([.E36]);[.AN36];IF(ISTEXT([.F36]);[.AO36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end to vote for liberal political candidat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Liberalism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37]);[.AK37];IF(ISTEXT([.C37]);[.AL37];IF(ISTEXT([.D37]);[.AM37];IF(ISTEXT([.E37]);[.AN37];IF(ISTEXT([.F37]);[.AO37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ove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heerfulness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Know how to get around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ralit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xiety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pend time reflecting on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Imagination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41]);[.AK41];IF(ISTEXT([.C41]);[.AL41];IF(ISTEXT([.D41]);[.AM41];IF(ISTEXT([.E41]);[.AN41];IF(ISTEXT([.F41]);[.AO41];0)))))" office:value-type="float" office:value="5" calcext:value-type="float">
            <text:p>5</text:p>
          </table:table-cell>
          <table:table-cell table:content-validation-name="val1" table:number-columns-repeated="982"/>
        </table:table-row>
        <table:table-row table:style-name="ro3">
          <table:table-cell table:style-name="ce11" table:content-validation-name="val1" office:value-type="string" calcext:value-type="string">
            <text:p>Distrus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Trust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n't see the consequences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Efficacy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43]);[.AK43];IF(ISTEXT([.C43]);[.AL43];IF(ISTEXT([.D43]);[.AM43];IF(ISTEXT([.E43]);[.AN43];IF(ISTEXT([.F43]);[.AO43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ike to solve complex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ntellect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44]);[.AK44];IF(ISTEXT([.C44]);[.AL44];IF(ISTEXT([.D44]);[.AM44];IF(ISTEXT([.E44]);[.AN44];IF(ISTEXT([.F44]);[.AO44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ike to visit new plac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dventurousness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45]);[.AK45];IF(ISTEXT([.C45]);[.AL45];IF(ISTEXT([.D45]);[.AM45];IF(ISTEXT([.E45]);[.AN45];IF(ISTEXT([.F45]);[.AO45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Work har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hievement-Striv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46]);[.AK46];IF(ISTEXT([.C46]);[.AL46];IF(ISTEXT([.D46]);[.AM46];IF(ISTEXT([.E46]);[.AN46];IF(ISTEXT([.F46]);[.AO46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Friendliness</text:p>
          </table:table-cell>
          <table:table-cell table:style-name="ce79" table:content-validation-name="val1" office:value-type="float" office:value="0.87" calcext:value-type="float">
            <text:p>0.8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Get irritat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ger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48]);[.AK48];IF(ISTEXT([.C48]);[.AL48];IF(ISTEXT([.D48]);[.AM48];IF(ISTEXT([.E48]);[.AN48];IF(ISTEXT([.F48]);[.AO48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able to control my crav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mmoderation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Can manage many things at the same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tivity-Level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50]);[.AK50];IF(ISTEXT([.C50]);[.AL50];IF(ISTEXT([.D50]);[.AM50];IF(ISTEXT([.E50]);[.AN50];IF(ISTEXT([.F50]);[.AO50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Hate to seem push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ooperation</text:p>
          </table:table-cell>
          <table:table-cell table:style-name="ce79" table:content-validation-name="val1" office:value-type="float" office:value="0.73" calcext:value-type="float">
            <text:p>0.73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51]);[.AK51];IF(ISTEXT([.C51]);[.AL51];IF(ISTEXT([.D51]);[.AM51];IF(ISTEXT([.E51]);[.AN51];IF(ISTEXT([.F51]);[.AO51];0)))))" office:value-type="float" office:value="1" calcext:value-type="float">
            <text:p>1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Enjoy the beauty of na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esthetic Appreciation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52]);[.AK52];IF(ISTEXT([.C52]);[.AL52];IF(ISTEXT([.D52]);[.AM52];IF(ISTEXT([.E52]);[.AN52];IF(ISTEXT([.F52]);[.AO52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eek adven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xcitement-Seek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ry not to think about the need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ympath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Keep in the backgroun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ssertiveness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55]);[.AK55];IF(ISTEXT([.C55]);[.AL55];IF(ISTEXT([.D55]);[.AM55];IF(ISTEXT([.E55]);[.AN55];IF(ISTEXT([.F55]);[.AO55];0)))))" office:value-type="float" office:value="5" calcext:value-type="float">
            <text:p>5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concerned abou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Altruism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56]);[.AK56];IF(ISTEXT([.C56]);[.AL56];IF(ISTEXT([.D56]);[.AM56];IF(ISTEXT([.E56]);[.AN56];IF(ISTEXT([.F56]);[.AO56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Get overwhelmed by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Vulnerability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57]);[.AK57];IF(ISTEXT([.C57]);[.AL57];IF(ISTEXT([.D57]);[.AM57];IF(ISTEXT([.E57]);[.AN57];IF(ISTEXT([.F57]);[.AO5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islike being the center of attent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desty/Humility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58]);[.AK58];IF(ISTEXT([.C58]);[.AL58];IF(ISTEXT([.D58]);[.AM58];IF(ISTEXT([.E58]);[.AN58];IF(ISTEXT([.F58]);[.AO58];0)))))" office:value-type="float" office:value="1" calcext:value-type="float">
            <text:p>1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Experience my emotions intense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motionality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ike to stand during the national anthe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Liberalism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60]);[.AK60];IF(ISTEXT([.C60]);[.AL60];IF(ISTEXT([.D60]);[.AM60];IF(ISTEXT([.E60]);[.AN60];IF(ISTEXT([.F60]);[.AO60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alk to a lot of different people at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Gregariousness</text:p>
          </table:table-cell>
          <table:table-cell table:style-name="ce79" table:content-validation-name="val1" office:value-type="float" office:value="0.79" calcext:value-type="float">
            <text:p>0.79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able to stand up for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Self-consciousness</text:p>
          </table:table-cell>
          <table:table-cell table:style-name="ce79" table:content-validation-name="val1" office:value-type="float" office:value="0.8" calcext:value-type="float">
            <text:p>0.80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eave my belongings a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Orderliness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63]);[.AK63];IF(ISTEXT([.C63]);[.AL63];IF(ISTEXT([.D63]);[.AM63];IF(ISTEXT([.E63]);[.AN63];IF(ISTEXT([.F63]);[.AO63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Friendliness</text:p>
          </table:table-cell>
          <table:table-cell table:style-name="ce79" table:content-validation-name="val1" office:value-type="float" office:value="0.87" calcext:value-type="float">
            <text:p>0.8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uspect hidden motives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Trust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65]);[.AK65];IF(ISTEXT([.C65]);[.AL65];IF(ISTEXT([.D65]);[.AM65];IF(ISTEXT([.E65]);[.AN65];IF(ISTEXT([.F65]);[.AO65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void philosoph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ntellect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66]);[.AK66];IF(ISTEXT([.C66]);[.AL66];IF(ISTEXT([.D66]);[.AM66];IF(ISTEXT([.E66]);[.AN66];IF(ISTEXT([.F66]);[.AO66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not easily disturbed by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xiety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ake advantage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ralit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68]);[.AK68];IF(ISTEXT([.C68]);[.AL68];IF(ISTEXT([.D68]);[.AM68];IF(ISTEXT([.E68]);[.AN68];IF(ISTEXT([.F68]);[.AO68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not easily amus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heerfulness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Choose my words with ca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autiousness</text:p>
          </table:table-cell>
          <table:table-cell table:style-name="ce79" table:content-validation-name="val1" office:value-type="float" office:value="0.76" calcext:value-type="float">
            <text:p>0.76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calm even in tense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Vulnerability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71]);[.AK71];IF(ISTEXT([.C71]);[.AL71];IF(ISTEXT([.D71]);[.AM71];IF(ISTEXT([.E71]);[.AN71];IF(ISTEXT([.F71]);[.AO71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ake cha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ssertiveness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 things I later regr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mmoderation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73]);[.AK73];IF(ISTEXT([.C73]);[.AL73];IF(ISTEXT([.D73]);[.AM73];IF(ISTEXT([.E73]);[.AN73];IF(ISTEXT([.F73]);[.AO73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indifferent to the feeling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Altruism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74]);[.AK74];IF(ISTEXT([.C74]);[.AL74];IF(ISTEXT([.D74]);[.AM74];IF(ISTEXT([.E74]);[.AN74];IF(ISTEXT([.F74]);[.AO74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not highly motivated to succe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hievement-Striv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Can't stand confron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ooperation</text:p>
          </table:table-cell>
          <table:table-cell table:style-name="ce79" table:content-validation-name="val1" office:value-type="float" office:value="0.73" calcext:value-type="float">
            <text:p>0.73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ove to daydrea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Imagination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77]);[.AK77];IF(ISTEXT([.C77]);[.AL77];IF(ISTEXT([.D77]);[.AM77];IF(ISTEXT([.E77]);[.AN77];IF(ISTEXT([.F77]);[.AO7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eldom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epression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Know how to get things d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Efficacy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79]);[.AK79];IF(ISTEXT([.C79]);[.AL79];IF(ISTEXT([.D79]);[.AM79];IF(ISTEXT([.E79]);[.AN79];IF(ISTEXT([.F79]);[.AO79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always bu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tivity-Level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Get chores done right aw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Discipline</text:p>
          </table:table-cell>
          <table:table-cell table:style-name="ce79" table:content-validation-name="val1" office:value-type="float" office:value="0.85" calcext:value-type="float">
            <text:p>0.85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81]);[.AK81];IF(ISTEXT([.C81]);[.AL81];IF(ISTEXT([.D81]);[.AM81];IF(ISTEXT([.E81]);[.AN81];IF(ISTEXT([.F81]);[.AO81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utifulness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elieve in an eye for an ey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ympath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83]);[.AK83];IF(ISTEXT([.C83]);[.AL83];IF(ISTEXT([.D83]);[.AM83];IF(ISTEXT([.E83]);[.AN83];IF(ISTEXT([.F83]);[.AO83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eldom joke a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heerfulness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Consider myself an average pers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desty/Humility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85]);[.AK85];IF(ISTEXT([.C85]);[.AL85];IF(ISTEXT([.D85]);[.AM85];IF(ISTEXT([.E85]);[.AN85];IF(ISTEXT([.F85]);[.AO85];0)))))" office:value-type="float" office:value="1" calcext:value-type="float">
            <text:p>1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ry to lea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ssertiveness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86]);[.AK86];IF(ISTEXT([.C86]);[.AL86];IF(ISTEXT([.D86]);[.AM86];IF(ISTEXT([.E86]);[.AN86];IF(ISTEXT([.F86]);[.AO86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Friendliness</text:p>
          </table:table-cell>
          <table:table-cell table:style-name="ce79" table:content-validation-name="val1" office:value-type="float" office:value="0.87" calcext:value-type="float">
            <text:p>0.8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ove to ea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mmoderation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88]);[.AK88];IF(ISTEXT([.C88]);[.AL88];IF(ISTEXT([.D88]);[.AM88];IF(ISTEXT([.E88]);[.AN88];IF(ISTEXT([.F88]);[.AO88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style-name="ce8" table:content-validation-name="val1" office:value-type="string" calcext:value-type="string">
            <text:p>Trus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Trust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ook down on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Altruism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90]);[.AK90];IF(ISTEXT([.C90]);[.AL90];IF(ISTEXT([.D90]);[.AM90];IF(ISTEXT([.E90]);[.AN90];IF(ISTEXT([.F90]);[.AO90];0)))))" office:value-type="float" office:value="1" calcext:value-type="float">
            <text:p>1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Cheat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ralit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not bothered by dis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Orderliness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et high standards for myself an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hievement-Striv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Willing to try anything onc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xcitement-Seek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94]);[.AK94];IF(ISTEXT([.C94]);[.AL94];IF(ISTEXT([.D94]);[.AM94];IF(ISTEXT([.E94]);[.AN94];IF(ISTEXT([.F94]);[.AO94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Self-consciousness</text:p>
          </table:table-cell>
          <table:table-cell table:style-name="ce79" table:content-validation-name="val1" office:value-type="float" office:value="0.8" calcext:value-type="float">
            <text:p>0.80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always on the g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tivity-Level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eldom get m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ger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97]);[.AK97];IF(ISTEXT([.C97]);[.AL97];IF(ISTEXT([.D97]);[.AM97];IF(ISTEXT([.E97]);[.AN97];IF(ISTEXT([.F97]);[.AO9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ike music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esthetic Appreciation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98]);[.AK98];IF(ISTEXT([.C98]);[.AL98];IF(ISTEXT([.D98]);[.AM98];IF(ISTEXT([.E98]);[.AN98];IF(ISTEXT([.F98]);[.AO98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elieve in one true religio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Liberalism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99]);[.AK99];IF(ISTEXT([.C99]);[.AL99];IF(ISTEXT([.D99]);[.AM99];IF(ISTEXT([.E99]);[.AN99];IF(ISTEXT([.F99]);[.AO99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Get others to do my du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utifulness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00]);[.AK100];IF(ISTEXT([.C100]);[.AL100];IF(ISTEXT([.D100]);[.AM100];IF(ISTEXT([.E100]);[.AN100];IF(ISTEXT([.F100]);[.AO100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Get back at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ooperation</text:p>
          </table:table-cell>
          <table:table-cell table:style-name="ce79" table:content-validation-name="val1" office:value-type="float" office:value="0.73" calcext:value-type="float">
            <text:p>0.73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01]);[.AK101];IF(ISTEXT([.C101]);[.AL101];IF(ISTEXT([.D101]);[.AM101];IF(ISTEXT([.E101]);[.AN101];IF(ISTEXT([.F101]);[.AO101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dapt easily to new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xiety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02]);[.AK102];IF(ISTEXT([.C102]);[.AL102];IF(ISTEXT([.D102]);[.AM102];IF(ISTEXT([.E102]);[.AN102];IF(ISTEXT([.F102]);[.AO102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ike to begin new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dventurousness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use my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heerfulness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Enjoy examining myself and my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motionality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05]);[.AK105];IF(ISTEXT([.C105]);[.AL105];IF(ISTEXT([.D105]);[.AM105];IF(ISTEXT([.E105]);[.AN105];IF(ISTEXT([.F105]);[.AO105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Wait for others to lead the w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ssertiveness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Efficacy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always prepar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Discipline</text:p>
          </table:table-cell>
          <table:table-cell table:style-name="ce79" table:content-validation-name="val1" office:value-type="float" office:value="0.85" calcext:value-type="float">
            <text:p>0.85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08]);[.AK108];IF(ISTEXT([.C108]);[.AL108];IF(ISTEXT([.D108]);[.AM108];IF(ISTEXT([.E108]);[.AN108];IF(ISTEXT([.F108]);[.AO108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Rush into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autiousness</text:p>
          </table:table-cell>
          <table:table-cell table:style-name="ce79" table:content-validation-name="val1" office:value-type="float" office:value="0.76" calcext:value-type="float">
            <text:p>0.7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09]);[.AK109];IF(ISTEXT([.C109]);[.AL109];IF(ISTEXT([.D109]);[.AM109];IF(ISTEXT([.E109]);[.AN109];IF(ISTEXT([.F109]);[.AO109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void difficult read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ntellect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10]);[.AK110];IF(ISTEXT([.C110]);[.AL110];IF(ISTEXT([.D110]);[.AM110];IF(ISTEXT([.E110]);[.AN110];IF(ISTEXT([.F110]);[.AO110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n't know why I do some of the things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mmoderation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11]);[.AK111];IF(ISTEXT([.C111]);[.AL111];IF(ISTEXT([.D111]);[.AM111];IF(ISTEXT([.E111]);[.AN111];IF(ISTEXT([.F111]);[.AO111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React slow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tivity-Level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12]);[.AK112];IF(ISTEXT([.C112]);[.AL112];IF(ISTEXT([.D112]);[.AM112];IF(ISTEXT([.E112]);[.AN112];IF(ISTEXT([.F112]);[.AO112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ove large par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Gregariousness</text:p>
          </table:table-cell>
          <table:table-cell table:style-name="ce79" table:content-validation-name="val1" office:value-type="float" office:value="0.79" calcext:value-type="float">
            <text:p>0.79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13]);[.AK113];IF(ISTEXT([.C113]);[.AL113];IF(ISTEXT([.D113]);[.AM113];IF(ISTEXT([.E113]);[.AN113];IF(ISTEXT([.F113]);[.AO113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Have difficulty imagin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Imagination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not embarrass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Self-consciousness</text:p>
          </table:table-cell>
          <table:table-cell table:style-name="ce79" table:content-validation-name="val1" office:value-type="float" office:value="0.8" calcext:value-type="float">
            <text:p>0.80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elieve that we should be tough on cr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Liberalism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16]);[.AK116];IF(ISTEXT([.C116]);[.AL116];IF(ISTEXT([.D116]);[.AM116];IF(ISTEXT([.E116]);[.AN116];IF(ISTEXT([.F116]);[.AO116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sure of my 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Efficacy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Often forget to put things back in their proper plac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Orderliness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18]);[.AK118];IF(ISTEXT([.C118]);[.AL118];IF(ISTEXT([.D118]);[.AM118];IF(ISTEXT([.E118]);[.AN118];IF(ISTEXT([.F118]);[.AO118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reak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utifulness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islike new foo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dventurousness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uffer from others' sorrow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ympath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21]);[.AK121];IF(ISTEXT([.C121]);[.AL121];IF(ISTEXT([.D121]);[.AM121];IF(ISTEXT([.E121]);[.AN121];IF(ISTEXT([.F121]);[.AO121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n't like to draw attention to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ssertiveness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22]);[.AK122];IF(ISTEXT([.C122]);[.AL122];IF(ISTEXT([.D122]);[.AM122];IF(ISTEXT([.E122]);[.AN122];IF(ISTEXT([.F122]);[.AO122];0)))))" office:value-type="float" office:value="5" calcext:value-type="float">
            <text:p>5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Insul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ooperation</text:p>
          </table:table-cell>
          <table:table-cell table:style-name="ce79" table:content-validation-name="val1" office:value-type="float" office:value="0.73" calcext:value-type="float">
            <text:p>0.73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23]);[.AK123];IF(ISTEXT([.C123]);[.AL123];IF(ISTEXT([.D123]);[.AM123];IF(ISTEXT([.E123]);[.AN123];IF(ISTEXT([.F123]);[.AO123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Experience very few emotional highs and low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motionality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24]);[.AK124];IF(ISTEXT([.C124]);[.AL124];IF(ISTEXT([.D124]);[.AM124];IF(ISTEXT([.E124]);[.AN124];IF(ISTEXT([.F124]);[.AO124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Would never cheat on my tax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ralit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elieve in the importance of 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esthetic Appreciation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26]);[.AK126];IF(ISTEXT([.C126]);[.AL126];IF(ISTEXT([.D126]);[.AM126];IF(ISTEXT([.E126]);[.AN126];IF(ISTEXT([.F126]);[.AO126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wary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Trust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Self-consciousness</text:p>
          </table:table-cell>
          <table:table-cell table:style-name="ce79" table:content-validation-name="val1" office:value-type="float" office:value="0.8" calcext:value-type="float">
            <text:p>0.80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React quick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tivity-Level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Worry about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xiety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30]);[.AK130];IF(ISTEXT([.C130]);[.AL130];IF(ISTEXT([.D130]);[.AM130];IF(ISTEXT([.E130]);[.AN130];IF(ISTEXT([.F130]);[.AO130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elieve that I am better than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desty/Humility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31]);[.AK131];IF(ISTEXT([.C131]);[.AL131];IF(ISTEXT([.D131]);[.AM131];IF(ISTEXT([.E131]);[.AN131];IF(ISTEXT([.F131]);[.AO131];0)))))" office:value-type="float" office:value="1" calcext:value-type="float">
            <text:p>1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islike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epression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32]);[.AK132];IF(ISTEXT([.C132]);[.AL132];IF(ISTEXT([.D132]);[.AM132];IF(ISTEXT([.E132]);[.AN132];IF(ISTEXT([.F132]);[.AO132];0)))))" office:value-type="float" office:value="1" calcext:value-type="float">
            <text:p>1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Get upset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ger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33]);[.AK133];IF(ISTEXT([.C133]);[.AL133];IF(ISTEXT([.D133]);[.AM133];IF(ISTEXT([.E133]);[.AN133];IF(ISTEXT([.F133]);[.AO13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 more than what's expected of m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hievement-Striv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34]);[.AK134];IF(ISTEXT([.C134]);[.AL134];IF(ISTEXT([.D134]);[.AM134];IF(ISTEXT([.E134]);[.AN134];IF(ISTEXT([.F134]);[.AO134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Radiate jo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heerfulness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35]);[.AK135];IF(ISTEXT([.C135]);[.AL135];IF(ISTEXT([.D135]);[.AM135];IF(ISTEXT([.E135]);[.AN135];IF(ISTEXT([.F135]);[.AO135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eek to influence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ssertiveness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36]);[.AK136];IF(ISTEXT([.C136]);[.AL136];IF(ISTEXT([.D136]);[.AM136];IF(ISTEXT([.E136]);[.AN136];IF(ISTEXT([.F136]);[.AO136];0)))))" office:value-type="float" office:value="5" calcext:value-type="float">
            <text:p>5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Prefer to stick with things that I know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dventurousness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37]);[.AK137];IF(ISTEXT([.C137]);[.AL137];IF(ISTEXT([.D137]);[.AM137];IF(ISTEXT([.E137]);[.AN137];IF(ISTEXT([.F137]);[.AO137];0)))))" office:value-type="float" office:value="1" calcext:value-type="float">
            <text:p>1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ct without think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autiousness</text:p>
          </table:table-cell>
          <table:table-cell table:style-name="ce79" table:content-validation-name="val1" office:value-type="float" office:value="0.76" calcext:value-type="float">
            <text:p>0.7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38]);[.AK138];IF(ISTEXT([.C138]);[.AL138];IF(ISTEXT([.D138]);[.AM138];IF(ISTEXT([.E138]);[.AN138];IF(ISTEXT([.F138]);[.AO138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Misrepresent the fac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utifulness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not really interested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Friendliness</text:p>
          </table:table-cell>
          <table:table-cell table:style-name="ce79" table:content-validation-name="val1" office:value-type="float" office:value="0.87" calcext:value-type="float">
            <text:p>0.8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end to dislike soft-hearted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ympath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Contradic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ooperation</text:p>
          </table:table-cell>
          <table:table-cell table:style-name="ce79" table:content-validation-name="val1" office:value-type="float" office:value="0.73" calcext:value-type="float">
            <text:p>0.73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42]);[.AK142];IF(ISTEXT([.C142]);[.AL142];IF(ISTEXT([.D142]);[.AM142];IF(ISTEXT([.E142]);[.AN142];IF(ISTEXT([.F142]);[.AO142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Have difficulty understanding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ntellect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43]);[.AK143];IF(ISTEXT([.C143]);[.AL143];IF(ISTEXT([.D143]);[.AM143];IF(ISTEXT([.E143]);[.AN143];IF(ISTEXT([.F143]);[.AO143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ove flow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esthetic Appreciation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44]);[.AK144];IF(ISTEXT([.C144]);[.AL144];IF(ISTEXT([.D144]);[.AM144];IF(ISTEXT([.E144]);[.AN144];IF(ISTEXT([.F144]);[.AO144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Never spend more than I can affo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mmoderation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Make people feel welco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Altruism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eek quie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Gregariousness</text:p>
          </table:table-cell>
          <table:table-cell table:style-name="ce79" table:content-validation-name="val1" office:value-type="float" office:value="0.79" calcext:value-type="float">
            <text:p>0.79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47]);[.AK147];IF(ISTEXT([.C147]);[.AL147];IF(ISTEXT([.D147]);[.AM147];IF(ISTEXT([.E147]);[.AN147];IF(ISTEXT([.F147]);[.AO147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not easily affected by m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motionality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48]);[.AK148];IF(ISTEXT([.C148]);[.AL148];IF(ISTEXT([.D148]);[.AM148];IF(ISTEXT([.E148]);[.AN148];IF(ISTEXT([.F148]);[.AO148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Use flattery to get ahe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ralit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49]);[.AK149];IF(ISTEXT([.C149]);[.AL149];IF(ISTEXT([.D149]);[.AM149];IF(ISTEXT([.E149]);[.AN149];IF(ISTEXT([.F149]);[.AO149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ct wild and craz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xcitement-Seek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50]);[.AK150];IF(ISTEXT([.C150]);[.AL150];IF(ISTEXT([.D150]);[.AM150];IF(ISTEXT([.E150]);[.AN150];IF(ISTEXT([.F150]);[.AO150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augh alou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heerfulness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51]);[.AK151];IF(ISTEXT([.C151]);[.AL151];IF(ISTEXT([.D151]);[.AM151];IF(ISTEXT([.E151]);[.AN151];IF(ISTEXT([.F151]);[.AO151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n't like the idea of chan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dventurousness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52]);[.AK152];IF(ISTEXT([.C152]);[.AL152];IF(ISTEXT([.D152]);[.AM152];IF(ISTEXT([.E152]);[.AN152];IF(ISTEXT([.F152]);[.AO152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Cheer people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Friendliness</text:p>
          </table:table-cell>
          <table:table-cell table:style-name="ce79" table:content-validation-name="val1" office:value-type="float" office:value="0.87" calcext:value-type="float">
            <text:p>0.8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Postpone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Discipline</text:p>
          </table:table-cell>
          <table:table-cell table:style-name="ce79" table:content-validation-name="val1" office:value-type="float" office:value="0.85" calcext:value-type="float">
            <text:p>0.8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Jump into things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autiousness</text:p>
          </table:table-cell>
          <table:table-cell table:style-name="ce79" table:content-validation-name="val1" office:value-type="float" office:value="0.76" calcext:value-type="float">
            <text:p>0.7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eldom toot my own hor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desty/Humility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56]);[.AK156];IF(ISTEXT([.C156]);[.AL156];IF(ISTEXT([.D156]);[.AM156];IF(ISTEXT([.E156]);[.AN156];IF(ISTEXT([.F156]);[.AO156];0)))))" office:value-type="float" office:value="1" calcext:value-type="float">
            <text:p>1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Excel in what I do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Efficacy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57]);[.AK157];IF(ISTEXT([.C157]);[.AL157];IF(ISTEXT([.D157]);[.AM157];IF(ISTEXT([.E157]);[.AN157];IF(ISTEXT([.F157]);[.AO157];0)))))" office:value-type="float" office:value="5" calcext:value-type="float">
            <text:p>5</text:p>
          </table:table-cell>
          <table:table-cell table:content-validation-name="val1" table:number-columns-repeated="982"/>
        </table:table-row>
        <table:table-row table:style-name="ro3">
          <table:table-cell table:style-name="ce11" table:content-validation-name="val1" office:value-type="string" calcext:value-type="string">
            <text:p>Have a vivid imagin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Imagination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mmoderation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elieve laws should be strictly enforc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Liberalism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60]);[.AK160];IF(ISTEXT([.C160]);[.AL160];IF(ISTEXT([.D160]);[.AM160];IF(ISTEXT([.E160]);[.AN160];IF(ISTEXT([.F160]);[.AO160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tick to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ralit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Keep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utifulness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ove to read challeng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ntellect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void crow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Gregariousness</text:p>
          </table:table-cell>
          <table:table-cell table:style-name="ce79" table:content-validation-name="val1" office:value-type="float" office:value="0.79" calcext:value-type="float">
            <text:p>0.79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elieve people should fend for themselv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ympath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Have frequent mood sw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epression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66]);[.AK166];IF(ISTEXT([.C166]);[.AL166];IF(ISTEXT([.D166]);[.AM166];IF(ISTEXT([.E166]);[.AN166];IF(ISTEXT([.F166]);[.AO166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Trust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Rarely get irrit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ger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68]);[.AK168];IF(ISTEXT([.C168]);[.AL168];IF(ISTEXT([.D168]);[.AM168];IF(ISTEXT([.E168]);[.AN168];IF(ISTEXT([.F168]);[.AO168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Orderliness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ove a good figh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ooperation</text:p>
          </table:table-cell>
          <table:table-cell table:style-name="ce79" table:content-validation-name="val1" office:value-type="float" office:value="0.73" calcext:value-type="float">
            <text:p>0.73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70]);[.AK170];IF(ISTEXT([.C170]);[.AL170];IF(ISTEXT([.D170]);[.AM170];IF(ISTEXT([.E170]);[.AN170];IF(ISTEXT([.F170]);[.AO170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 a lot in my spar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tivity-Level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afraid to draw attention to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Self-consciousness</text:p>
          </table:table-cell>
          <table:table-cell table:style-name="ce79" table:content-validation-name="val1" office:value-type="float" office:value="0.8" calcext:value-type="float">
            <text:p>0.80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72]);[.AK172];IF(ISTEXT([.C172]);[.AL172];IF(ISTEXT([.D172]);[.AM172];IF(ISTEXT([.E172]);[.AN172];IF(ISTEXT([.F172]);[.AO172];0)))))" office:value-type="float" office:value="1" calcext:value-type="float">
            <text:p>1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islike chang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dventurousness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73]);[.AK173];IF(ISTEXT([.C173]);[.AL173];IF(ISTEXT([.D173]);[.AM173];IF(ISTEXT([.E173]);[.AN173];IF(ISTEXT([.F173]);[.AO173];0)))))" office:value-type="float" office:value="1" calcext:value-type="float">
            <text:p>1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Waste my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Discipline</text:p>
          </table:table-cell>
          <table:table-cell table:style-name="ce79" table:content-validation-name="val1" office:value-type="float" office:value="0.85" calcext:value-type="float">
            <text:p>0.8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hievement-Striv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 not enjoy going to art museum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esthetic Appreciation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76]);[.AK176];IF(ISTEXT([.C176]);[.AL176];IF(ISTEXT([.D176]);[.AM176];IF(ISTEXT([.E176]);[.AN176];IF(ISTEXT([.F176]);[.AO176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Make people feel uncomfortab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Altruism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77]);[.AK177];IF(ISTEXT([.C177]);[.AL177];IF(ISTEXT([.D177]);[.AM177];IF(ISTEXT([.E177]);[.AN177];IF(ISTEXT([.F177]);[.AO177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oast about my virtu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desty/Humility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78]);[.AK178];IF(ISTEXT([.C178]);[.AL178];IF(ISTEXT([.D178]);[.AM178];IF(ISTEXT([.E178]);[.AN178];IF(ISTEXT([.F178]);[.AO178];0)))))" office:value-type="float" office:value="1" calcext:value-type="float">
            <text:p>1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Enjoy being part of a loud crow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xcitement-Seek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79]);[.AK179];IF(ISTEXT([.C179]);[.AL179];IF(ISTEXT([.D179]);[.AM179];IF(ISTEXT([.E179]);[.AN179];IF(ISTEXT([.F179]);[.AO17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not easily bothered b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xiety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n't understand people who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motionality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Can talk others into doing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ssertiveness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style-name="ce11" table:content-validation-name="val1" office:value-type="string" calcext:value-type="string">
            <text:p>Feel sympathy for those who are worse off than myself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ympath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83]);[.AK183];IF(ISTEXT([.C183]);[.AL183];IF(ISTEXT([.D183]);[.AM183];IF(ISTEXT([.E183]);[.AN183];IF(ISTEXT([.F183]);[.AO183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easy to satisf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ooperation</text:p>
          </table:table-cell>
          <table:table-cell table:style-name="ce79" table:content-validation-name="val1" office:value-type="float" office:value="0.73" calcext:value-type="float">
            <text:p>0.73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84]);[.AK184];IF(ISTEXT([.C184]);[.AL184];IF(ISTEXT([.D184]);[.AM184];IF(ISTEXT([.E184]);[.AN184];IF(ISTEXT([.F184]);[.AO184];0)))))" office:value-type="float" office:value="1" calcext:value-type="float">
            <text:p>1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Misjudg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Efficacy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85]);[.AK185];IF(ISTEXT([.C185]);[.AL185];IF(ISTEXT([.D185]);[.AM185];IF(ISTEXT([.E185]);[.AN185];IF(ISTEXT([.F185]);[.AO185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Enjoy wild flights of fantas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Imagination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86]);[.AK186];IF(ISTEXT([.C186]);[.AL186];IF(ISTEXT([.D186]);[.AM186];IF(ISTEXT([.E186]);[.AN186];IF(ISTEXT([.F186]);[.AO186];0)))))" office:value-type="float" office:value="5" calcext:value-type="float">
            <text:p>5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Gregariousness</text:p>
          </table:table-cell>
          <table:table-cell table:style-name="ce79" table:content-validation-name="val1" office:value-type="float" office:value="0.79" calcext:value-type="float">
            <text:p>0.79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Friendliness</text:p>
          </table:table-cell>
          <table:table-cell table:style-name="ce79" table:content-validation-name="val1" office:value-type="float" office:value="0.87" calcext:value-type="float">
            <text:p>0.8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void mistak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autiousness</text:p>
          </table:table-cell>
          <table:table-cell table:style-name="ce79" table:content-validation-name="val1" office:value-type="float" office:value="0.76" calcext:value-type="float">
            <text:p>0.76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89]);[.AK189];IF(ISTEXT([.C189]);[.AL189];IF(ISTEXT([.D189]);[.AM189];IF(ISTEXT([.E189]);[.AN189];IF(ISTEXT([.F189]);[.AO189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easily intimid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Self-consciousness</text:p>
          </table:table-cell>
          <table:table-cell table:style-name="ce79" table:content-validation-name="val1" office:value-type="float" office:value="0.8" calcext:value-type="float">
            <text:p>0.80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utifulness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Remain calm under press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Vulnerability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92]);[.AK192];IF(ISTEXT([.C192]);[.AL192];IF(ISTEXT([.D192]);[.AM192];IF(ISTEXT([.E192]);[.AN192];IF(ISTEXT([.F192]);[.AO192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ose my temp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ger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93]);[.AK193];IF(ISTEXT([.C193]);[.AL193];IF(ISTEXT([.D193]);[.AM193];IF(ISTEXT([.E193]);[.AN193];IF(ISTEXT([.F193]);[.AO19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Discipline</text:p>
          </table:table-cell>
          <table:table-cell table:style-name="ce79" table:content-validation-name="val1" office:value-type="float" office:value="0.85" calcext:value-type="float">
            <text:p>0.8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 not enjoy watching dance performanc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esthetic Appreciation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often down in the dump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epression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96]);[.AK196];IF(ISTEXT([.C196]);[.AL196];IF(ISTEXT([.D196]);[.AM196];IF(ISTEXT([.E196]);[.AN196];IF(ISTEXT([.F196]);[.AO196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ike to tidy up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Orderliness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97]);[.AK197];IF(ISTEXT([.C197]);[.AL197];IF(ISTEXT([.D197]);[.AM197];IF(ISTEXT([.E197]);[.AN197];IF(ISTEXT([.F197]);[.AO197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ake no time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Altruism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Can handle a lot of inform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ntellect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199]);[.AK199];IF(ISTEXT([.C199]);[.AL199];IF(ISTEXT([.D199]);[.AM199];IF(ISTEXT([.E199]);[.AN199];IF(ISTEXT([.F199]);[.AO199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ry to understand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motionality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00]);[.AK200];IF(ISTEXT([.C200]);[.AL200];IF(ISTEXT([.D200]);[.AM200];IF(ISTEXT([.E200]);[.AN200];IF(ISTEXT([.F200]);[.AO200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style-name="ce11" table:content-validation-name="val1" office:value-type="string" calcext:value-type="string">
            <text:p>Value cooperation over competi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ympath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01]);[.AK201];IF(ISTEXT([.C201]);[.AL201];IF(ISTEXT([.D201]);[.AM201];IF(ISTEXT([.E201]);[.AN201];IF(ISTEXT([.F201]);[.AO201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Get caught up in my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xiety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02]);[.AK202];IF(ISTEXT([.C202]);[.AL202];IF(ISTEXT([.D202]);[.AM202];IF(ISTEXT([.E202]);[.AN202];IF(ISTEXT([.F202]);[.AO202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elieve that people are basically mor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Trust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Easily resist temptat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mmoderation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04]);[.AK204];IF(ISTEXT([.C204]);[.AL204];IF(ISTEXT([.D204]);[.AM204];IF(ISTEXT([.E204]);[.AN204];IF(ISTEXT([.F204]);[.AO204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Make myself the center of attention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desty/Humility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05]);[.AK205];IF(ISTEXT([.C205]);[.AL205];IF(ISTEXT([.D205]);[.AM205];IF(ISTEXT([.E205]);[.AN205];IF(ISTEXT([.F205]);[.AO205];0)))))" office:value-type="float" office:value="1" calcext:value-type="float">
            <text:p>1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ike to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Imagination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 craz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autiousness</text:p>
          </table:table-cell>
          <table:table-cell table:style-name="ce79" table:content-validation-name="val1" office:value-type="float" office:value="0.76" calcext:value-type="float">
            <text:p>0.7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07]);[.AK207];IF(ISTEXT([.C207]);[.AL207];IF(ISTEXT([.D207]);[.AM207];IF(ISTEXT([.E207]);[.AN207];IF(ISTEXT([.F207]);[.AO207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Feel that I'm unable to deal with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Vulnerability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08]);[.AK208];IF(ISTEXT([.C208]);[.AL208];IF(ISTEXT([.D208]);[.AM208];IF(ISTEXT([.E208]);[.AN208];IF(ISTEXT([.F208]);[.AO208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very pleased with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epression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09]);[.AK209];IF(ISTEXT([.C209]);[.AL209];IF(ISTEXT([.D209]);[.AM209];IF(ISTEXT([.E209]);[.AN209];IF(ISTEXT([.F209]);[.AO209];0)))))" office:value-type="float" office:value="1" calcext:value-type="float">
            <text:p>1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elieve that we coddle criminals too much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Liberalism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10]);[.AK210];IF(ISTEXT([.C210]);[.AL210];IF(ISTEXT([.D210]);[.AM210];IF(ISTEXT([.E210]);[.AN210];IF(ISTEXT([.F210]);[.AO210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Want to be left al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Gregariousness</text:p>
          </table:table-cell>
          <table:table-cell table:style-name="ce79" table:content-validation-name="val1" office:value-type="float" office:value="0.79" calcext:value-type="float">
            <text:p>0.79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11]);[.AK211];IF(ISTEXT([.C211]);[.AL211];IF(ISTEXT([.D211]);[.AM211];IF(ISTEXT([.E211]);[.AN211];IF(ISTEXT([.F211]);[.AO211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tivity-Level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ove actio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xcitement-Seek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13]);[.AK213];IF(ISTEXT([.C213]);[.AL213];IF(ISTEXT([.D213]);[.AM213];IF(ISTEXT([.E213]);[.AN213];IF(ISTEXT([.F213]);[.AO213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Rarely complai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ger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14]);[.AK214];IF(ISTEXT([.C214]);[.AL214];IF(ISTEXT([.D214]);[.AM214];IF(ISTEXT([.E214]);[.AN214];IF(ISTEXT([.F214]);[.AO214];0)))))" office:value-type="float" office:value="5" calcext:value-type="float">
            <text:p>5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Self-consciousness</text:p>
          </table:table-cell>
          <table:table-cell table:style-name="ce79" table:content-validation-name="val1" office:value-type="float" office:value="0.8" calcext:value-type="float">
            <text:p>0.80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Can't stand weak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ympath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16]);[.AK216];IF(ISTEXT([.C216]);[.AL216];IF(ISTEXT([.D216]);[.AM216];IF(ISTEXT([.E216]);[.AN216];IF(ISTEXT([.F216]);[.AO216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Discipline</text:p>
          </table:table-cell>
          <table:table-cell table:style-name="ce79" table:content-validation-name="val1" office:value-type="float" office:value="0.85" calcext:value-type="float">
            <text:p>0.85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ecome overwhelmed by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Vulnerability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18]);[.AK218];IF(ISTEXT([.C218]);[.AL218];IF(ISTEXT([.D218]);[.AM218];IF(ISTEXT([.E218]);[.AN218];IF(ISTEXT([.F218]);[.AO218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eldom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motionality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19]);[.AK219];IF(ISTEXT([.C219]);[.AL219];IF(ISTEXT([.D219]);[.AM219];IF(ISTEXT([.E219]);[.AN219];IF(ISTEXT([.F219]);[.AO21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Hold back my opin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ssertiveness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Prefer variety to routin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dventurousness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21]);[.AK221];IF(ISTEXT([.C221]);[.AL221];IF(ISTEXT([.D221]);[.AM221];IF(ISTEXT([.E221]);[.AN221];IF(ISTEXT([.F221]);[.AO221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Come up with good solut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Efficacy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22]);[.AK222];IF(ISTEXT([.C222]);[.AL222];IF(ISTEXT([.D222]);[.AM222];IF(ISTEXT([.E222]);[.AN222];IF(ISTEXT([.F222]);[.AO222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Have a lot of fu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heerfulness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eldom get lost in thou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Imagination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24]);[.AK224];IF(ISTEXT([.C224]);[.AL224];IF(ISTEXT([.D224]);[.AM224];IF(ISTEXT([.E224]);[.AN224];IF(ISTEXT([.F224]);[.AO224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Have a low opinion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epression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 not like poetr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esthetic Appreciation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Enjoy being reck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xcitement-Seek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not easily annoy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ger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Pretend to be concerned for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ralit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29]);[.AK229];IF(ISTEXT([.C229]);[.AL229];IF(ISTEXT([.D229]);[.AM229];IF(ISTEXT([.E229]);[.AN229];IF(ISTEXT([.F229]);[.AO229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elieve that others have good inten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Trust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Have a sharp tong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ooperation</text:p>
          </table:table-cell>
          <table:table-cell table:style-name="ce79" table:content-validation-name="val1" office:value-type="float" office:value="0.73" calcext:value-type="float">
            <text:p>0.73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not interested in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ntellect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32]);[.AK232];IF(ISTEXT([.C232]);[.AL232];IF(ISTEXT([.D232]);[.AM232];IF(ISTEXT([.E232]);[.AN232];IF(ISTEXT([.F232]);[.AO232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Feel others'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motionality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33]);[.AK233];IF(ISTEXT([.C233]);[.AL233];IF(ISTEXT([.D233]);[.AM233];IF(ISTEXT([.E233]);[.AN233];IF(ISTEXT([.F233]);[.AO233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Have a high opinion of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desty/Humility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34]);[.AK234];IF(ISTEXT([.C234]);[.AL234];IF(ISTEXT([.D234]);[.AM234];IF(ISTEXT([.E234]);[.AN234];IF(ISTEXT([.F234]);[.AO234];0)))))" office:value-type="float" office:value="1" calcext:value-type="float">
            <text:p>1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Often make last-minute pla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autiousness</text:p>
          </table:table-cell>
          <table:table-cell table:style-name="ce79" table:content-validation-name="val1" office:value-type="float" office:value="0.76" calcext:value-type="float">
            <text:p>0.7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35]);[.AK235];IF(ISTEXT([.C235]);[.AL235];IF(ISTEXT([.D235]);[.AM235];IF(ISTEXT([.E235]);[.AN235];IF(ISTEXT([.F235]);[.AO235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afraid of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xiety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Want everything to be just r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Orderliness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Have little to contribu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Efficacy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Have a good word for every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Altruism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elieve that too much tax money goes to support artis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Liberalism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40]);[.AK240];IF(ISTEXT([.C240]);[.AL240];IF(ISTEXT([.D240]);[.AM240];IF(ISTEXT([.E240]);[.AN240];IF(ISTEXT([.F240]);[.AO240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Put little time and effort into my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hievement-Striv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Discipline</text:p>
          </table:table-cell>
          <table:table-cell table:style-name="ce79" table:content-validation-name="val1" office:value-type="float" office:value="0.85" calcext:value-type="float">
            <text:p>0.85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Gregariousness</text:p>
          </table:table-cell>
          <table:table-cell table:style-name="ce79" table:content-validation-name="val1" office:value-type="float" office:value="0.79" calcext:value-type="float">
            <text:p>0.79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passionate about caus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motionality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44]);[.AK244];IF(ISTEXT([.C244]);[.AL244];IF(ISTEXT([.D244]);[.AM244];IF(ISTEXT([.E244]);[.AN244];IF(ISTEXT([.F244]);[.AO244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augh my way through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heerfulness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45]);[.AK245];IF(ISTEXT([.C245]);[.AL245];IF(ISTEXT([.D245]);[.AM245];IF(ISTEXT([.E245]);[.AN245];IF(ISTEXT([.F245]);[.AO245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epression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ry to follow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utifulness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dventurousness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Yell a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ooperation</text:p>
          </table:table-cell>
          <table:table-cell table:style-name="ce79" table:content-validation-name="val1" office:value-type="float" office:value="0.73" calcext:value-type="float">
            <text:p>0.73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49]);[.AK249];IF(ISTEXT([.C249]);[.AL249];IF(ISTEXT([.D249]);[.AM249];IF(ISTEXT([.E249]);[.AN249];IF(ISTEXT([.F249]);[.AO249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void contacts wit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Friendliness</text:p>
          </table:table-cell>
          <table:table-cell table:style-name="ce79" table:content-validation-name="val1" office:value-type="float" office:value="0.87" calcext:value-type="float">
            <text:p>0.8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Can handle complex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Vulnerability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51]);[.AK251];IF(ISTEXT([.C251]);[.AL251];IF(ISTEXT([.D251]);[.AM251];IF(ISTEXT([.E251]);[.AN251];IF(ISTEXT([.F251]);[.AO251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 not like ar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esthetic Appreciation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ike order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Orderliness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53]);[.AK253];IF(ISTEXT([.C253]);[.AL253];IF(ISTEXT([.D253]);[.AM253];IF(ISTEXT([.E253]);[.AN253];IF(ISTEXT([.F253]);[.AO253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Often eat too much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mmoderation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54]);[.AK254];IF(ISTEXT([.C254]);[.AL254];IF(ISTEXT([.D254]);[.AM254];IF(ISTEXT([.E254]);[.AN254];IF(ISTEXT([.F254]);[.AO254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elieve that people are essentially evi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Trust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Have a rich vocabular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ntellect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56]);[.AK256];IF(ISTEXT([.C256]);[.AL256];IF(ISTEXT([.D256]);[.AM256];IF(ISTEXT([.E256]);[.AN256];IF(ISTEXT([.F256]);[.AO256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Go straight for the go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hievement-Striv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style-name="ce11" table:content-validation-name="val1" office:value-type="string" calcext:value-type="string">
            <text:p>Do not have a good imaginat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Imagination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58]);[.AK258];IF(ISTEXT([.C258]);[.AL258];IF(ISTEXT([.D258]);[.AM258];IF(ISTEXT([.E258]);[.AN258];IF(ISTEXT([.F258]);[.AO258];0)))))" office:value-type="float" office:value="5" calcext:value-type="float">
            <text:p>5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n't understand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Efficacy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et things proceed at their own p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tivity-Level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often in a bad moo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ger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61]);[.AK261];IF(ISTEXT([.C261]);[.AL261];IF(ISTEXT([.D261]);[.AM261];IF(ISTEXT([.E261]);[.AN261];IF(ISTEXT([.F261]);[.AO261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xiety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Use others for my own 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ralit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63]);[.AK263];IF(ISTEXT([.C263]);[.AL263];IF(ISTEXT([.D263]);[.AM263];IF(ISTEXT([.E263]);[.AN263];IF(ISTEXT([.F263]);[.AO263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Express childlik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heerfulness</text:p>
          </table:table-cell>
          <table:table-cell table:style-name="ce79" table:content-validation-name="val1" office:value-type="float" office:value="0.81" calcext:value-type="float">
            <text:p>0.8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64]);[.AK264];IF(ISTEXT([.C264]);[.AL264];IF(ISTEXT([.D264]);[.AM264];IF(ISTEXT([.E264]);[.AN264];IF(ISTEXT([.F264]);[.AO264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ee beauty in things that others might not noti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esthetic Appreciation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Only feel comfortable with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Self-consciousness</text:p>
          </table:table-cell>
          <table:table-cell table:style-name="ce79" table:content-validation-name="val1" office:value-type="float" office:value="0.8" calcext:value-type="float">
            <text:p>0.80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hink highly of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desty/Humility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67]);[.AK267];IF(ISTEXT([.C267]);[.AL267];IF(ISTEXT([.D267]);[.AM267];IF(ISTEXT([.E267]);[.AN267];IF(ISTEXT([.F267]);[.AO267];0)))))" office:value-type="float" office:value="1" calcext:value-type="float">
            <text:p>1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ake control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ssertiveness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68]);[.AK268];IF(ISTEXT([.C268]);[.AL268];IF(ISTEXT([.D268]);[.AM268];IF(ISTEXT([.E268]);[.AN268];IF(ISTEXT([.F268]);[.AO268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Warm up quickly to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Friendliness</text:p>
          </table:table-cell>
          <table:table-cell table:style-name="ce79" table:content-validation-name="val1" office:value-type="float" office:value="0.87" calcext:value-type="float">
            <text:p>0.8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style-name="ce11" table:content-validation-name="val1" office:value-type="string" calcext:value-type="string">
            <text:p>Seek dang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xcitement-Seek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not interested in other people's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ympath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71]);[.AK271];IF(ISTEXT([.C271]);[.AL271];IF(ISTEXT([.D271]);[.AM271];IF(ISTEXT([.E271]);[.AN271];IF(ISTEXT([.F271]);[.AO271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Prefer to be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Gregariousness</text:p>
          </table:table-cell>
          <table:table-cell table:style-name="ce79" table:content-validation-name="val1" office:value-type="float" office:value="0.79" calcext:value-type="float">
            <text:p>0.79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Discipline</text:p>
          </table:table-cell>
          <table:table-cell table:style-name="ce79" table:content-validation-name="val1" office:value-type="float" office:value="0.85" calcext:value-type="float">
            <text:p>0.8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elieve that there is no absolute right or wrong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Liberalism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74]);[.AK274];IF(ISTEXT([.C274]);[.AL274];IF(ISTEXT([.D274]);[.AM274];IF(ISTEXT([.E274]);[.AN274];IF(ISTEXT([.F274]);[.AO274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eldom daydrea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Imagination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75]);[.AK275];IF(ISTEXT([.C275]);[.AL275];IF(ISTEXT([.D275]);[.AM275];IF(ISTEXT([.E275]);[.AN275];IF(ISTEXT([.F275]);[.AO275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Hold a grud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ooperation</text:p>
          </table:table-cell>
          <table:table-cell table:style-name="ce79" table:content-validation-name="val1" office:value-type="float" office:value="0.73" calcext:value-type="float">
            <text:p>0.73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76]);[.AK276];IF(ISTEXT([.C276]);[.AL276];IF(ISTEXT([.D276]);[.AM276];IF(ISTEXT([.E276]);[.AN276];IF(ISTEXT([.F276]);[.AO276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ike to act on a whi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Cautiousness</text:p>
          </table:table-cell>
          <table:table-cell table:style-name="ce79" table:content-validation-name="val1" office:value-type="float" office:value="0.76" calcext:value-type="float">
            <text:p>0.7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77]);[.AK277];IF(ISTEXT([.C277]);[.AL277];IF(ISTEXT([.D277]);[.AM277];IF(ISTEXT([.E277]);[.AN277];IF(ISTEXT([.F277]);[.AO277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isten to my conscie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utifulness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78]);[.AK278];IF(ISTEXT([.C278]);[.AL278];IF(ISTEXT([.D278]);[.AM278];IF(ISTEXT([.E278]);[.AN278];IF(ISTEXT([.F278]);[.AO278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 just enough work to get b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hievement-Striv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Never splur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mmoderation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80]);[.AK280];IF(ISTEXT([.C280]);[.AL280];IF(ISTEXT([.D280]);[.AM280];IF(ISTEXT([.E280]);[.AN280];IF(ISTEXT([.F280]);[.AO280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Feel desperat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epression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81]);[.AK281];IF(ISTEXT([.C281]);[.AL281];IF(ISTEXT([.D281]);[.AM281];IF(ISTEXT([.E281]);[.AN281];IF(ISTEXT([.F281]);[.AO281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not interested in theoret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Intellect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82]);[.AK282];IF(ISTEXT([.C282]);[.AL282];IF(ISTEXT([.D282]);[.AM282];IF(ISTEXT([.E282]);[.AN282];IF(ISTEXT([.F282]);[.AO282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elieve in human goodn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Trust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Put people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ralit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84]);[.AK284];IF(ISTEXT([.C284]);[.AL284];IF(ISTEXT([.D284]);[.AM284];IF(ISTEXT([.E284]);[.AN284];IF(ISTEXT([.F284]);[.AO284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ssertiveness</text:p>
          </table:table-cell>
          <table:table-cell table:style-name="ce79" table:content-validation-name="val1" office:value-type="float" office:value="0.84" calcext:value-type="float">
            <text:p>0.84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Know the answers to many ques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Modesty/Humility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tivity-Level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Get stressed out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xiety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88]);[.AK288];IF(ISTEXT([.C288]);[.AL288];IF(ISTEXT([.D288]);[.AM288];IF(ISTEXT([.E288]);[.AN288];IF(ISTEXT([.F288]);[.AO288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Make friends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Friendliness</text:p>
          </table:table-cell>
          <table:table-cell table:style-name="ce79" table:content-validation-name="val1" office:value-type="float" office:value="0.87" calcext:value-type="float">
            <text:p>0.8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89]);[.AK289];IF(ISTEXT([.C289]);[.AL289];IF(ISTEXT([.D289]);[.AM289];IF(ISTEXT([.E289]);[.AN289];IF(ISTEXT([.F289]);[.AO289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Know how to cop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Vulnerability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90]);[.AK290];IF(ISTEXT([.C290]);[.AL290];IF(ISTEXT([.D290]);[.AM290];IF(ISTEXT([.E290]);[.AN290];IF(ISTEXT([.F290]);[.AO290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ove to help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Altruism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91]);[.AK291];IF(ISTEXT([.C291]);[.AL291];IF(ISTEXT([.D291]);[.AM291];IF(ISTEXT([.E291]);[.AN291];IF(ISTEXT([.F291]);[.AO291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on't like crowded even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Gregariousness</text:p>
          </table:table-cell>
          <table:table-cell table:style-name="ce79" table:content-validation-name="val1" office:value-type="float" office:value="0.79" calcext:value-type="float">
            <text:p>0.79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92]);[.AK292];IF(ISTEXT([.C292]);[.AL292];IF(ISTEXT([.D292]);[.AM292];IF(ISTEXT([.E292]);[.AN292];IF(ISTEXT([.F292]);[.AO292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Indulge in my fantas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Imagination</text:p>
          </table:table-cell>
          <table:table-cell table:style-name="ce79" table:content-validation-name="val1" office:value-type="float" office:value="0.83" calcext:value-type="float">
            <text:p>0.83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attached to conventional way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dventurousness</text:p>
          </table:table-cell>
          <table:table-cell table:style-name="ce79" table:content-validation-name="val1" office:value-type="float" office:value="0.77" calcext:value-type="float">
            <text:p>0.77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94]);[.AK294];IF(ISTEXT([.C294]);[.AL294];IF(ISTEXT([.D294]);[.AM294];IF(ISTEXT([.E294]);[.AN294];IF(ISTEXT([.F294]);[.AO294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elf-Discipline</text:p>
          </table:table-cell>
          <table:table-cell table:style-name="ce79" table:content-validation-name="val1" office:value-type="float" office:value="0.85" calcext:value-type="float">
            <text:p>0.85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Dislike loud music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Excitement-Seek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296]);[.AK296];IF(ISTEXT([.C296]);[.AL296];IF(ISTEXT([.D296]);[.AM296];IF(ISTEXT([.E296]);[.AN296];IF(ISTEXT([.F296]);[.AO296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Am afraid that I will do the wrong th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Self-consciousness</text:p>
          </table:table-cell>
          <table:table-cell table:style-name="ce79" table:content-validation-name="val1" office:value-type="float" office:value="0.8" calcext:value-type="float">
            <text:p>0.80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97]);[.AK297];IF(ISTEXT([.C297]);[.AL297];IF(ISTEXT([.D297]);[.AM297];IF(ISTEXT([.E297]);[.AN297];IF(ISTEXT([.F297]);[.AO297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Love order and regularit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Orderliness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98]);[.AK298];IF(ISTEXT([.C298]);[.AL298];IF(ISTEXT([.D298]);[.AM298];IF(ISTEXT([.E298]);[.AN298];IF(ISTEXT([.F298]);[.AO298];0)))))" office:value-type="float" office:value="2" calcext:value-type="float">
            <text:p>2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chievement-Striving</text:p>
          </table:table-cell>
          <table:table-cell table:style-name="ce79" table:content-validation-name="val1" office:value-type="float" office:value="0.78" calcext:value-type="float">
            <text:p>0.78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Keep my coo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Anger</text:p>
          </table:table-cell>
          <table:table-cell table:style-name="ce79" table:content-validation-name="val1" office:value-type="float" office:value="0.88" calcext:value-type="float">
            <text:p>0.88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300]);[.AK300];IF(ISTEXT([.C300]);[.AL300];IF(ISTEXT([.D300]);[.AM300];IF(ISTEXT([.E300]);[.AN300];IF(ISTEXT([.F300]);[.AO300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Tend to vote for conservative political candidat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Liberalism</text:p>
          </table:table-cell>
          <table:table-cell table:style-name="ce79" table:content-validation-name="val1" office:value-type="float" office:value="0.86" calcext:value-type="float">
            <text:p>0.86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301]);[.AK301];IF(ISTEXT([.C301]);[.AL301];IF(ISTEXT([.D301]);[.AM301];IF(ISTEXT([.E301]);[.AN301];IF(ISTEXT([.F301]);[.AO301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Panic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Vulnerability</text:p>
          </table:table-cell>
          <table:table-cell table:style-name="ce79" table:content-validation-name="val1" office:value-type="float" office:value="0.82" calcext:value-type="float">
            <text:p>0.82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302]);[.AK302];IF(ISTEXT([.C302]);[.AL302];IF(ISTEXT([.D302]);[.AM302];IF(ISTEXT([.E302]);[.AN302];IF(ISTEXT([.F302]);[.AO302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Sympathize with the homeles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8" table:content-validation-name="val1" office:value-type="string" calcext:value-type="string">
            <text:p>Sympathy</text:p>
          </table:table-cell>
          <table:table-cell table:style-name="ce79" table:content-validation-name="val1" office:value-type="float" office:value="0.75" calcext:value-type="float">
            <text:p>0.75</text:p>
          </table:table-cell>
          <table:table-cell table:number-columns-repeated="2" table:style-name="ce50" table:content-validation-name="val1" office:value-type="float" office:value="1" calcext:value-type="float">
            <text:p>1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ISTEXT([.B303]);[.AK303];IF(ISTEXT([.C303]);[.AL303];IF(ISTEXT([.D303]);[.AM303];IF(ISTEXT([.E303]);[.AN303];IF(ISTEXT([.F303]);[.AO303];0)))))" office:value-type="float" office:value="3" calcext:value-type="float">
            <text:p>3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>
            <text:p>Break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content-validation-name="val1" office:value-type="string" calcext:value-type="string">
            <text:p>|</text:p>
          </table:table-cell>
          <table:table-cell table:content-validation-name="val1"/>
          <table:table-cell table:style-name="Default" table:content-validation-name="val1" table:number-columns-repeated="7"/>
          <table:table-cell table:content-validation-name="val1" table:number-columns-repeated="18"/>
          <table:table-cell table:style-name="ce11" table:content-validation-name="val1" office:value-type="string" calcext:value-type="string">
            <text:p>Dutifulness</text:p>
          </table:table-cell>
          <table:table-cell table:style-name="ce79" table:content-validation-name="val1" office:value-type="float" office:value="0.71" calcext:value-type="float">
            <text:p>0.71</text:p>
          </table:table-cell>
          <table:table-cell table:style-name="ce50" table:content-validation-name="val1" office:value-type="float" office:value="-1" calcext:value-type="float">
            <text:p>-1</text:p>
          </table:table-cell>
          <table:table-cell table:style-name="ce50" table:content-validation-name="val1" office:value-type="float" office:value="5" calcext:value-type="float">
            <text:p>5</text:p>
          </table:table-cell>
          <table:table-cell table:style-name="ce50" table:content-validation-name="val1" office:value-type="float" office:value="4" calcext:value-type="float">
            <text:p>4</text:p>
          </table:table-cell>
          <table:table-cell table:style-name="ce50" table:content-validation-name="val1" office:value-type="float" office:value="3" calcext:value-type="float">
            <text:p>3</text:p>
          </table:table-cell>
          <table:table-cell table:style-name="ce50" table:content-validation-name="val1" office:value-type="float" office:value="2" calcext:value-type="float">
            <text:p>2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  <table:table-cell table:content-validation-name="val1" table:number-columns-repeated="982"/>
        </table:table-row>
        <table:table-row table:style-name="ro3">
          <table:table-cell table:content-validation-name="val1"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 table:content-validation-name="val1"/>
          <table:table-cell table:content-validation-name="val1" office:value-type="string" calcext:value-type="string">
            <text:p>|</text:p>
          </table:table-cell>
          <table:table-cell table:content-validation-name="val1" table:number-columns-repeated="7"/>
          <table:table-cell table:style-name="ce77" table:content-validation-name="val1" table:number-columns-repeated="2"/>
          <table:table-cell table:content-validation-name="val1" table:number-columns-repeated="1008"/>
        </table:table-row>
        <table:table-row table:style-name="ro3">
          <table:table-cell table:content-validation-name="val1"/>
          <table:table-cell table:style-name="ce50" table:content-validation-name="val1" table:number-columns-repeated="5"/>
          <table:table-cell table:content-validation-name="val1" table:number-columns-repeated="8"/>
          <table:table-cell table:style-name="ce77" table:content-validation-name="val1"/>
          <table:table-cell table:content-validation-name="val1" table:number-columns-repeated="1009"/>
        </table:table-row>
        <table:table-row table:style-name="ro3">
          <table:table-cell table:style-name="ce12" table:content-validation-name="val1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 table:content-validation-name="val1"/>
          <table:covered-table-cell table:number-columns-repeated="8" table:content-validation-name="val1"/>
          <table:covered-table-cell table:style-name="ce77" table:content-validation-name="val1"/>
          <table:covered-table-cell table:content-validation-name="val1"/>
          <table:table-cell table:content-validation-name="val1" table:number-columns-repeated="1008"/>
        </table:table-row>
        <table:table-row table:style-name="ro3" table:number-rows-repeated="3">
          <table:table-cell table:content-validation-name="val1"/>
          <table:table-cell table:style-name="ce50" table:content-validation-name="val1" table:number-columns-repeated="5"/>
          <table:table-cell table:content-validation-name="val1" table:number-columns-repeated="8"/>
          <table:table-cell table:style-name="ce77" table:content-validation-name="val1"/>
          <table:table-cell table:content-validation-name="val1" table:number-columns-repeated="1009"/>
        </table:table-row>
        <table:table-row table:style-name="ro4">
          <table:table-cell table:style-name="ce14" table:content-validation-name="val1" office:value-type="string" calcext:value-type="string">
            <text:p>Results appear below, starting on row 401</text:p>
          </table:table-cell>
          <table:table-cell table:style-name="ce51" table:content-validation-name="val1" table:number-columns-repeated="2"/>
          <table:table-cell table:style-name="ce50" table:content-validation-name="val1" table:number-columns-repeated="3"/>
          <table:table-cell table:content-validation-name="val1" table:number-columns-repeated="8"/>
          <table:table-cell table:style-name="ce77" table:content-validation-name="val1"/>
          <table:table-cell table:content-validation-name="val1" table:number-columns-repeated="1009"/>
        </table:table-row>
        <table:table-row table:style-name="ro3" table:number-rows-repeated="7">
          <table:table-cell table:content-validation-name="val1" table:number-columns-repeated="14"/>
          <table:table-cell table:style-name="ce77" table:content-validation-name="val1"/>
          <table:table-cell table:content-validation-name="val1" table:number-columns-repeated="1009"/>
        </table:table-row>
        <table:table-row table:style-name="ro3" table:number-rows-repeated="33">
          <table:table-cell table:content-validation-name="val1" table:number-columns-repeated="1024"/>
        </table:table-row>
        <table:table-row table:style-name="ro3">
          <table:table-cell table:content-validation-name="val1"/>
          <table:table-cell table:style-name="ce52" table:content-validation-name="val1"/>
          <table:table-cell table:content-validation-name="val1" table:number-columns-repeated="1022"/>
        </table:table-row>
        <table:table-row table:style-name="ro3" table:number-rows-repeated="7">
          <table:table-cell table:content-validation-name="val1" table:number-columns-repeated="1024"/>
        </table:table-row>
        <table:table-row table:style-name="ro3">
          <table:table-cell table:content-validation-name="val1" table:number-columns-repeated="3"/>
          <table:table-cell table:style-name="ce50" table:content-validation-name="val1" table:number-columns-repeated="2"/>
          <table:table-cell table:content-validation-name="val1" table:number-columns-repeated="1019"/>
        </table:table-row>
        <table:table-row table:style-name="ro3" table:number-rows-repeated="39">
          <table:table-cell table:content-validation-name="val1" table:number-columns-repeated="1024"/>
        </table:table-row>
        <table:table-row table:style-name="ro1">
          <table:table-cell table:style-name="ce1" table:content-validation-name="val1" office:value-type="string" calcext:value-type="string">
            <text:p>Norma Desmond</text:p>
          </table:table-cell>
          <table:table-cell table:style-name="ce50" table:content-validation-name="val1" table:number-columns-repeated="4"/>
          <table:table-cell table:content-validation-name="val1" table:number-columns-repeated="1019"/>
        </table:table-row>
        <table:table-row table:style-name="ro4">
          <table:table-cell table:style-name="ce15" table:content-validation-name="val1" office:value-type="string" calcext:value-type="string">
            <text:p>Factor/<text:span text:style-name="T3">NEO-PI-R Facet</text:span><text:span text:style-name="T4">¹</text:span></text:p>
          </table:table-cell>
          <table:table-cell table:style-name="ce53" table:content-validation-name="val1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62" table:content-validation-name="val1"/>
          <table:table-cell table:style-name="ce53" table:content-validation-name="val1" office:value-type="string" calcext:value-type="string">
            <text:p>Raw</text:p>
          </table:table-cell>
          <table:table-cell table:style-name="ce53" table:content-validation-name="val1" office:value-type="string" calcext:value-type="string">
            <text:p>Percent</text:p>
          </table:table-cell>
          <table:table-cell table:style-name="ce53" table:content-validation-name="val1" office:value-type="string" calcext:value-type="string">
            <text:p>Meaning</text:p>
          </table:table-cell>
          <table:table-cell table:content-validation-name="val1" table:number-columns-repeated="1018"/>
        </table:table-row>
        <table:table-row table:style-name="ro5">
          <table:table-cell table:style-name="ce18" table:content-validation-name="val1" office:value-type="string" calcext:value-type="string">
            <text:p>Neuroticism </text:p>
          </table:table-cell>
          <table:table-cell table:style-name="ce54" table:content-validation-name="val1" table:number-columns-spanned="2" table:number-rows-spanned="1"/>
          <table:covered-table-cell table:style-name="ce65" table:content-validation-name="val1"/>
          <table:table-cell table:style-name="ce69" table:content-validation-name="val1" table:formula="of:=SUM([.D403:.D408])" office:value-type="float" office:value="177" calcext:value-type="float">
            <text:p>177</text:p>
          </table:table-cell>
          <table:table-cell table:style-name="ce69" table:content-validation-name="val1" table:formula="of:=QUOTIENT(PRODUCT(ORG.LIBREOFFICE.RAWSUBTRACT([.D402];60);5);12)" office:value-type="float" office:value="48" calcext:value-type="float">
            <text:p>48</text:p>
          </table:table-cell>
          <table:table-cell table:style-name="ce72" table:content-validation-name="val1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Average" calcext:value-type="string">
            <text:p>Average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N2: Angry Hostility </text:p>
          </table:table-cell>
          <table:table-cell table:style-name="ce55" table:content-validation-name="val1" office:value-type="string" calcext:value-type="string" table:number-columns-spanned="2" table:number-rows-spanned="1">
            <text:p>Anger</text:p>
          </table:table-cell>
          <table:covered-table-cell table:style-name="ce66" table:content-validation-name="val1"/>
          <table:table-cell table:style-name="ce50" table:content-validation-name="val1" table:formula="of:=SUM([.AP27]+[.AP48]+[.AP97]+[.AP133]+[.AP168]+[.AP193]+[.AP214]+[.AP228]+[.AP261]+[.AP300])" office:value-type="float" office:value="39" calcext:value-type="float">
            <text:p>39</text:p>
          </table:table-cell>
          <table:table-cell table:style-name="ce50" table:content-validation-name="val1" table:formula="of:=QUOTIENT(PRODUCT(5;ORG.LIBREOFFICE.RAWSUBTRACT( [.D403];10));2)" office:value-type="float" office:value="72" calcext:value-type="float">
            <text:p>72</text:p>
          </table:table-cell>
          <table:table-cell table:style-name="ce73" table:content-validation-name="val1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High" calcext:value-type="string">
            <text:p>High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N1: Anxiety </text:p>
          </table:table-cell>
          <table:table-cell table:style-name="ce55" table:content-validation-name="val1" office:value-type="string" calcext:value-type="string" table:number-columns-spanned="2" table:number-rows-spanned="1">
            <text:p>Anxiety</text:p>
          </table:table-cell>
          <table:covered-table-cell table:style-name="ce66" table:content-validation-name="val1"/>
          <table:table-cell table:style-name="ce50" table:content-validation-name="val1" table:formula="of:=SUM([.AP14]+[.AP40]+[.AP67]+[.AP102]+[.AP130]+[.AP180]+[.AP202]+[.AP236]+[.AP262]+[.AP288])" office:value-type="float" office:value="28" calcext:value-type="float">
            <text:p>28</text:p>
          </table:table-cell>
          <table:table-cell table:style-name="ce50" table:content-validation-name="val1" table:formula="of:=QUOTIENT(PRODUCT(5;ORG.LIBREOFFICE.RAWSUBTRACT( [.D404];10));2)" office:value-type="float" office:value="45" calcext:value-type="float">
            <text:p>45</text:p>
          </table:table-cell>
          <table:table-cell table:style-name="ce73" table:content-validation-name="val1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A Little Low" calcext:value-type="string">
            <text:p>A Little Low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N3: Depression </text:p>
          </table:table-cell>
          <table:table-cell table:style-name="ce55" table:content-validation-name="val1" office:value-type="string" calcext:value-type="string" table:number-columns-spanned="2" table:number-rows-spanned="1">
            <text:p>Depression</text:p>
          </table:table-cell>
          <table:covered-table-cell table:style-name="ce66" table:content-validation-name="val1"/>
          <table:table-cell table:style-name="ce50" table:content-validation-name="val1" table:formula="of:=SUM([.AP11]+[.AP30]+[.AP78]+[.AP132]+[.AP166]+[.AP196]+[.AP209]+[.AP225]+[.AP246]+[.AP281])" office:value-type="float" office:value="26" calcext:value-type="float">
            <text:p>26</text:p>
          </table:table-cell>
          <table:table-cell table:style-name="ce50" table:content-validation-name="val1" table:formula="of:=QUOTIENT(PRODUCT(5;ORG.LIBREOFFICE.RAWSUBTRACT( [.D405];10));2)" office:value-type="float" office:value="40" calcext:value-type="float">
            <text:p>40</text:p>
          </table:table-cell>
          <table:table-cell table:style-name="ce73" table:content-validation-name="val1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A Little Low" calcext:value-type="string">
            <text:p>A Little Low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N5: Impulsiveness </text:p>
          </table:table-cell>
          <table:table-cell table:style-name="ce55" table:content-validation-name="val1" office:value-type="string" calcext:value-type="string" table:number-columns-spanned="2" table:number-rows-spanned="1">
            <text:p>Immoderation</text:p>
          </table:table-cell>
          <table:covered-table-cell table:style-name="ce66" table:content-validation-name="val1"/>
          <table:table-cell table:style-name="ce50" table:content-validation-name="val1" table:formula="of:=SUM([.AP12]+[.AP49]+[.AP73]+[.AP88]+[.AP111]+[.AP145]+[.AP159]+[.AP204]+[.AP280]+[.AP254])" office:value-type="float" office:value="29" calcext:value-type="float">
            <text:p>29</text:p>
          </table:table-cell>
          <table:table-cell table:style-name="ce50" table:content-validation-name="val1" table:formula="of:=QUOTIENT(PRODUCT(5;ORG.LIBREOFFICE.RAWSUBTRACT( [.D406];10));2)" office:value-type="float" office:value="47" calcext:value-type="float">
            <text:p>47</text:p>
          </table:table-cell>
          <table:table-cell table:style-name="ce73" table:content-validation-name="val1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verage" calcext:value-type="string">
            <text:p>Average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N4: Self-Consciousness </text:p>
          </table:table-cell>
          <table:table-cell table:style-name="ce55" table:content-validation-name="val1" office:value-type="string" calcext:value-type="string" table:number-columns-spanned="2" table:number-rows-spanned="1">
            <text:p>Self-consciousness</text:p>
          </table:table-cell>
          <table:covered-table-cell table:style-name="ce67" table:content-validation-name="val1"/>
          <table:table-cell table:style-name="ce50" table:content-validation-name="val1" table:formula="of:=SUM([.AP33]+[.AP62]+[.AP95]+[.AP115]+[.AP128]+[.AP172]+[.AP190]+[.AP215]+[.AP266]+[.AP297])" office:value-type="float" office:value="19" calcext:value-type="float">
            <text:p>19</text:p>
          </table:table-cell>
          <table:table-cell table:style-name="ce50" table:content-validation-name="val1" table:formula="of:=QUOTIENT(PRODUCT(5;ORG.LIBREOFFICE.RAWSUBTRACT( [.D407];10));2)" office:value-type="float" office:value="22" calcext:value-type="float">
            <text:p>22</text:p>
          </table:table-cell>
          <table:table-cell table:style-name="ce73" table:content-validation-name="val1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N6: Vulnerability </text:p>
          </table:table-cell>
          <table:table-cell table:style-name="ce55" table:content-validation-name="val1" office:value-type="string" calcext:value-type="string" table:number-columns-spanned="2" table:number-rows-spanned="1">
            <text:p>Vulnerability</text:p>
          </table:table-cell>
          <table:covered-table-cell table:style-name="ce66" table:content-validation-name="val1"/>
          <table:table-cell table:style-name="ce50" table:content-validation-name="val1" table:formula="of:=SUM([.AP7]+[.AP24]+[.AP57]+[.AP71]+[.AP192]+[.AP208]+[.AP218]+[.AP251]+[.AP290]+[.AP302])" office:value-type="float" office:value="36" calcext:value-type="float">
            <text:p>36</text:p>
          </table:table-cell>
          <table:table-cell table:style-name="ce50" table:content-validation-name="val1" table:formula="of:=QUOTIENT(PRODUCT(5;ORG.LIBREOFFICE.RAWSUBTRACT( [.D408];10));2)" office:value-type="float" office:value="65" calcext:value-type="float">
            <text:p>65</text:p>
          </table:table-cell>
          <table:table-cell table:style-name="ce73" table:content-validation-name="val1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High" calcext:value-type="string">
            <text:p>High</text:p>
          </table:table-cell>
          <table:table-cell table:content-validation-name="val1" table:number-columns-repeated="1018"/>
        </table:table-row>
        <table:table-row table:style-name="ro3">
          <table:table-cell table:style-name="ce26" table:content-validation-name="val1"/>
          <table:table-cell table:style-name="ce55" table:content-validation-name="val1"/>
          <table:table-cell table:style-name="ce66" table:content-validation-name="val1"/>
          <table:table-cell table:style-name="ce50" table:content-validation-name="val1" table:number-columns-repeated="2"/>
          <table:table-cell table:style-name="ce74" table:content-validation-name="val1"/>
          <table:table-cell table:content-validation-name="val1" table:number-columns-repeated="1018"/>
        </table:table-row>
        <table:table-row table:style-name="ro5">
          <table:table-cell table:style-name="ce18" table:content-validation-name="val1" office:value-type="string" calcext:value-type="string">
            <text:p>Extraversion </text:p>
          </table:table-cell>
          <table:table-cell table:style-name="ce56" table:content-validation-name="val1" table:number-columns-spanned="2" table:number-rows-spanned="1"/>
          <table:covered-table-cell table:style-name="ce68" table:content-validation-name="val1"/>
          <table:table-cell table:style-name="ce71" table:content-validation-name="val1" table:formula="of:=SUM([.D411:.D416])" office:value-type="float" office:value="205" calcext:value-type="float">
            <text:p>205</text:p>
          </table:table-cell>
          <table:table-cell table:style-name="ce69" table:content-validation-name="val1" table:formula="of:=QUOTIENT(PRODUCT(ORG.LIBREOFFICE.RAWSUBTRACT([.D410];60);5);12)" office:value-type="float" office:value="60" calcext:value-type="float">
            <text:p>60</text:p>
          </table:table-cell>
          <table:table-cell table:style-name="ce72" table:content-validation-name="val1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<text:span text:style-name="T5">E4: </text:span><text:span text:style-name="T6">Activity </text:span></text:p>
          </table:table-cell>
          <table:table-cell table:style-name="ce55" table:content-validation-name="val1" office:value-type="string" calcext:value-type="string" table:number-columns-spanned="2" table:number-rows-spanned="1">
            <text:p>Activity-Level</text:p>
          </table:table-cell>
          <table:covered-table-cell table:style-name="ce66" table:content-validation-name="val1"/>
          <table:table-cell table:style-name="ce50" table:content-validation-name="val1" table:formula="of:=SUM([.AP18]+[.AP50]+[.AP80]+[.AP96]+[.AP112]+[.AP129]+[.AP171]+[.AP212]+[.AP260]+[.AP287])" office:value-type="float" office:value="28" calcext:value-type="float">
            <text:p>28</text:p>
          </table:table-cell>
          <table:table-cell table:style-name="ce50" table:content-validation-name="val1" table:formula="of:=QUOTIENT(PRODUCT(5;ORG.LIBREOFFICE.RAWSUBTRACT( [.D411];10));2)" office:value-type="float" office:value="45" calcext:value-type="float">
            <text:p>45</text:p>
          </table:table-cell>
          <table:table-cell table:style-name="ce73" table:content-validation-name="val1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Low" calcext:value-type="string">
            <text:p>A Little Low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<text:span text:style-name="T5">E3: </text:span><text:span text:style-name="T6">Assertiveness </text:span></text:p>
          </table:table-cell>
          <table:table-cell table:style-name="ce55" table:content-validation-name="val1" office:value-type="string" calcext:value-type="string" table:number-columns-spanned="2" table:number-rows-spanned="1">
            <text:p>Assertiveness</text:p>
          </table:table-cell>
          <table:covered-table-cell table:style-name="ce66" table:content-validation-name="val1"/>
          <table:table-cell table:style-name="ce50" table:content-validation-name="val1" table:formula="of:=SUM([.AP55]+[.AP72]+[.AP86]+[.AP106]+[.AP122]+[.AP136]+[.AP182]+[.AP220]+[.AP268]+[.AP285])" office:value-type="float" office:value="43" calcext:value-type="float">
            <text:p>43</text:p>
          </table:table-cell>
          <table:table-cell table:style-name="ce50" table:content-validation-name="val1" table:formula="of:=QUOTIENT(PRODUCT(5;ORG.LIBREOFFICE.RAWSUBTRACT( [.D412];10));2)" office:value-type="float" office:value="82" calcext:value-type="float">
            <text:p>82</text:p>
          </table:table-cell>
          <table:table-cell table:style-name="ce73" table:content-validation-name="val1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Very High" calcext:value-type="string">
            <text:p>Very High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E6: Positive Emotions </text:p>
          </table:table-cell>
          <table:table-cell table:style-name="ce55" table:content-validation-name="val1" office:value-type="string" calcext:value-type="string" table:number-columns-spanned="2" table:number-rows-spanned="1">
            <text:p>Cheerfulness</text:p>
          </table:table-cell>
          <table:covered-table-cell table:style-name="ce66" table:content-validation-name="val1"/>
          <table:table-cell table:style-name="ce50" table:content-validation-name="val1" table:formula="of:=SUM([.AP5]+[.AP38]+[.AP69]+[.AP84]+[.AP104]+[.AP135]+[.AP151]+[.AP223]+[.AP245]+[.AP264])" office:value-type="float" office:value="30" calcext:value-type="float">
            <text:p>30</text:p>
          </table:table-cell>
          <table:table-cell table:style-name="ce50" table:content-validation-name="val1" table:formula="of:=QUOTIENT(PRODUCT(5;ORG.LIBREOFFICE.RAWSUBTRACT( [.D413];10));2)" office:value-type="float" office:value="50" calcext:value-type="float">
            <text:p>50</text:p>
          </table:table-cell>
          <table:table-cell table:style-name="ce73" table:content-validation-name="val1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verage" calcext:value-type="string">
            <text:p>Average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<text:span text:style-name="T7">E5: </text:span><text:span text:style-name="T8">Excitement-Seeking </text:span></text:p>
          </table:table-cell>
          <table:table-cell table:style-name="ce55" table:content-validation-name="val1" office:value-type="string" calcext:value-type="string" table:number-columns-spanned="2" table:number-rows-spanned="1">
            <text:p>Excitement-Seeking</text:p>
          </table:table-cell>
          <table:covered-table-cell table:style-name="ce66" table:content-validation-name="val1"/>
          <table:table-cell table:style-name="ce50" table:content-validation-name="val1" table:formula="of:=SUM([.AP13]+[.AP32]+[.AP53]+[.AP94]+[.AP150]+[.AP179]+[.AP213]+[.AP227]+[.AP270]+[.AP296])" office:value-type="float" office:value="32" calcext:value-type="float">
            <text:p>32</text:p>
          </table:table-cell>
          <table:table-cell table:style-name="ce50" table:content-validation-name="val1" table:formula="of:=QUOTIENT(PRODUCT(5;ORG.LIBREOFFICE.RAWSUBTRACT( [.D414];10));2)" office:value-type="float" office:value="55" calcext:value-type="float">
            <text:p>55</text:p>
          </table:table-cell>
          <table:table-cell table:style-name="ce73" table:content-validation-name="val1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 Little High" calcext:value-type="string">
            <text:p>A Little High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E1: Warmth </text:p>
          </table:table-cell>
          <table:table-cell table:style-name="ce55" table:content-validation-name="val1" office:value-type="string" calcext:value-type="string" table:number-columns-spanned="2" table:number-rows-spanned="1">
            <text:p>Friendliness</text:p>
          </table:table-cell>
          <table:covered-table-cell table:style-name="ce66" table:content-validation-name="val1"/>
          <table:table-cell table:style-name="ce50" table:content-validation-name="val1" table:formula="of:=SUM([.AP26]+[.AP47]+[.AP64]+[.AP87]+[.AP140]+[.AP153]+[.AP188]+[.AP250]+[.AP269]+[.AP289])" office:value-type="float" office:value="38" calcext:value-type="float">
            <text:p>38</text:p>
          </table:table-cell>
          <table:table-cell table:style-name="ce50" table:content-validation-name="val1" table:formula="of:=QUOTIENT(PRODUCT(5;ORG.LIBREOFFICE.RAWSUBTRACT( [.D415];10));2)" office:value-type="float" office:value="70" calcext:value-type="float">
            <text:p>70</text:p>
          </table:table-cell>
          <table:table-cell table:style-name="ce73" table:content-validation-name="val1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E2: Gregariousness </text:p>
          </table:table-cell>
          <table:table-cell table:style-name="ce55" table:content-validation-name="val1" office:value-type="string" calcext:value-type="string" table:number-columns-spanned="2" table:number-rows-spanned="1">
            <text:p>Gregariousness</text:p>
          </table:table-cell>
          <table:covered-table-cell table:style-name="ce66" table:content-validation-name="val1"/>
          <table:table-cell table:style-name="ce50" table:content-validation-name="val1" table:formula="of:=SUM([.AP25]+[.AP61]+[.AP113]+[.AP147]+[.AP164]+[.AP187]+[.AP211]+[.AP243]+[.AP272]+[.AP292])" office:value-type="float" office:value="34" calcext:value-type="float">
            <text:p>34</text:p>
          </table:table-cell>
          <table:table-cell table:style-name="ce50" table:content-validation-name="val1" table:formula="of:=QUOTIENT(PRODUCT(5;ORG.LIBREOFFICE.RAWSUBTRACT( [.D416];10));2)" office:value-type="float" office:value="60" calcext:value-type="float">
            <text:p>60</text:p>
          </table:table-cell>
          <table:table-cell table:style-name="ce73" table:content-validation-name="val1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A Little High" calcext:value-type="string">
            <text:p>A Little High</text:p>
          </table:table-cell>
          <table:table-cell table:content-validation-name="val1" table:number-columns-repeated="1018"/>
        </table:table-row>
        <table:table-row table:style-name="ro3">
          <table:table-cell table:style-name="ce26" table:content-validation-name="val1"/>
          <table:table-cell table:style-name="ce55" table:content-validation-name="val1"/>
          <table:table-cell table:style-name="ce66" table:content-validation-name="val1"/>
          <table:table-cell table:style-name="ce50" table:content-validation-name="val1" table:number-columns-repeated="2"/>
          <table:table-cell table:style-name="ce74" table:content-validation-name="val1"/>
          <table:table-cell table:content-validation-name="val1" table:number-columns-repeated="1018"/>
        </table:table-row>
        <table:table-row table:style-name="ro5">
          <table:table-cell table:style-name="ce18" table:content-validation-name="val1" office:value-type="string" calcext:value-type="string">
            <text:p>Openness </text:p>
          </table:table-cell>
          <table:table-cell table:style-name="ce57" table:content-validation-name="val1" table:number-columns-spanned="2" table:number-rows-spanned="1"/>
          <table:covered-table-cell table:style-name="ce57" table:content-validation-name="val1"/>
          <table:table-cell table:style-name="ce71" table:content-validation-name="val1" table:formula="of:=SUM([.D419:.D424])" office:value-type="float" office:value="180" calcext:value-type="float">
            <text:p>180</text:p>
          </table:table-cell>
          <table:table-cell table:style-name="ce69" table:content-validation-name="val1" table:formula="of:=QUOTIENT(PRODUCT(ORG.LIBREOFFICE.RAWSUBTRACT([.D418];60);5);12)" office:value-type="float" office:value="50" calcext:value-type="float">
            <text:p>50</text:p>
          </table:table-cell>
          <table:table-cell table:style-name="ce72" table:content-validation-name="val1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verage" calcext:value-type="string">
            <text:p>Average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O4: Actions </text:p>
          </table:table-cell>
          <table:table-cell table:style-name="ce55" table:content-validation-name="val1" office:value-type="string" calcext:value-type="string" table:number-columns-spanned="2" table:number-rows-spanned="1">
            <text:p>Adventurousness</text:p>
          </table:table-cell>
          <table:covered-table-cell table:style-name="ce66" table:content-validation-name="val1"/>
          <table:table-cell table:style-name="ce50" table:content-validation-name="val1" table:formula="of:=SUM([.AP28]+[.AP45]+[.AP103]+[.AP120]+[.AP137]+[.AP152]+[.AP173]+[.AP221]+[.AP248]+[.AP294])" office:value-type="float" office:value="22" calcext:value-type="float">
            <text:p>22</text:p>
          </table:table-cell>
          <table:table-cell table:style-name="ce50" table:content-validation-name="val1" table:formula="of:=QUOTIENT(PRODUCT(5;ORG.LIBREOFFICE.RAWSUBTRACT( [.D419];10));2)" office:value-type="float" office:value="30" calcext:value-type="float">
            <text:p>30</text:p>
          </table:table-cell>
          <table:table-cell table:style-name="ce73" table:content-validation-name="val1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Low" calcext:value-type="string">
            <text:p>Low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O2: Aesthetics </text:p>
          </table:table-cell>
          <table:table-cell table:style-name="ce55" table:content-validation-name="val1" office:value-type="string" calcext:value-type="string" table:number-columns-spanned="2" table:number-rows-spanned="1">
            <text:p>Aesthetic Appreciation</text:p>
          </table:table-cell>
          <table:covered-table-cell table:style-name="ce66" table:content-validation-name="val1"/>
          <table:table-cell table:style-name="ce50" table:content-validation-name="val1" table:formula="of:=SUM([.AP22]+[.AP52]+[.AP98]+[.AP126]+[.AP144]+[.AP176]+[.AP195]+[.AP226]+[.AP252]+[.AP265])" office:value-type="float" office:value="38" calcext:value-type="float">
            <text:p>38</text:p>
          </table:table-cell>
          <table:table-cell table:style-name="ce50" table:content-validation-name="val1" table:formula="of:=QUOTIENT(PRODUCT(5;ORG.LIBREOFFICE.RAWSUBTRACT( [.D420];10));2)" office:value-type="float" office:value="70" calcext:value-type="float">
            <text:p>70</text:p>
          </table:table-cell>
          <table:table-cell table:style-name="ce73" table:content-validation-name="val1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High" calcext:value-type="string">
            <text:p>High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O3: Feelings </text:p>
          </table:table-cell>
          <table:table-cell table:style-name="ce55" table:content-validation-name="val1" office:value-type="string" calcext:value-type="string" table:number-columns-spanned="2" table:number-rows-spanned="1">
            <text:p>Emotionality</text:p>
          </table:table-cell>
          <table:covered-table-cell table:style-name="ce66" table:content-validation-name="val1"/>
          <table:table-cell table:style-name="ce50" table:content-validation-name="val1" table:formula="of:=SUM([.AP29]+[.AP59]+[.AP105]+[.AP124]+[.AP148]+[.AP181]+[.AP200]+[.AP219]+[.AP233]+[.AP244])" office:value-type="float" office:value="33" calcext:value-type="float">
            <text:p>33</text:p>
          </table:table-cell>
          <table:table-cell table:style-name="ce50" table:content-validation-name="val1" table:formula="of:=QUOTIENT(PRODUCT(5;ORG.LIBREOFFICE.RAWSUBTRACT( [.D421];10));2)" office:value-type="float" office:value="57" calcext:value-type="float">
            <text:p>57</text:p>
          </table:table-cell>
          <table:table-cell table:style-name="ce73" table:content-validation-name="val1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 Little High" calcext:value-type="string">
            <text:p>A Little High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O1: Fantasy </text:p>
          </table:table-cell>
          <table:table-cell table:style-name="ce55" table:content-validation-name="val1" office:value-type="string" calcext:value-type="string" table:number-columns-spanned="2" table:number-rows-spanned="1">
            <text:p>Imagination</text:p>
          </table:table-cell>
          <table:covered-table-cell table:style-name="ce66" table:content-validation-name="val1"/>
          <table:table-cell table:style-name="ce50" table:content-validation-name="val1" table:formula="of:=SUM([.AP41]+[.AP77]+[.AP114]+[.AP158]+[.AP186]+[.AP206]+[.AP224]+[.AP258]+[.AP275]+[.AP293])" office:value-type="float" office:value="37" calcext:value-type="float">
            <text:p>37</text:p>
          </table:table-cell>
          <table:table-cell table:style-name="ce50" table:content-validation-name="val1" table:formula="of:=QUOTIENT(PRODUCT(5;ORG.LIBREOFFICE.RAWSUBTRACT( [.D422];10));2)" office:value-type="float" office:value="67" calcext:value-type="float">
            <text:p>67</text:p>
          </table:table-cell>
          <table:table-cell table:style-name="ce73" table:content-validation-name="val1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High" calcext:value-type="string">
            <text:p>High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O5: Ideas </text:p>
          </table:table-cell>
          <table:table-cell table:style-name="ce55" table:content-validation-name="val1" office:value-type="string" calcext:value-type="string" table:number-columns-spanned="2" table:number-rows-spanned="1">
            <text:p>Intellect</text:p>
          </table:table-cell>
          <table:covered-table-cell table:style-name="ce66" table:content-validation-name="val1"/>
          <table:table-cell table:style-name="ce50" table:content-validation-name="val1" table:formula="of:=SUM([.AP16]+[.AP44]+[.AP66]+[.AP110]+[.AP143]+[.AP163]+[.AP199]+[.AP232]+[.AP256]+[.AP282])" office:value-type="float" office:value="22" calcext:value-type="float">
            <text:p>22</text:p>
          </table:table-cell>
          <table:table-cell table:style-name="ce50" table:content-validation-name="val1" table:formula="of:=QUOTIENT(PRODUCT(5;ORG.LIBREOFFICE.RAWSUBTRACT( [.D423];10));2)" office:value-type="float" office:value="30" calcext:value-type="float">
            <text:p>30</text:p>
          </table:table-cell>
          <table:table-cell table:style-name="ce73" table:content-validation-name="val1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Low" calcext:value-type="string">
            <text:p>Low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O6: Values </text:p>
          </table:table-cell>
          <table:table-cell table:style-name="ce55" table:content-validation-name="val1" office:value-type="string" calcext:value-type="string" table:number-columns-spanned="2" table:number-rows-spanned="1">
            <text:p>Liberalism</text:p>
          </table:table-cell>
          <table:covered-table-cell table:style-name="ce66" table:content-validation-name="val1"/>
          <table:table-cell table:style-name="ce50" table:content-validation-name="val1" table:formula="of:=SUM([.AP6]+[.AP37]+[.AP60]+[.AP99]+[.AP116]+[.AP160]+[.AP210]+[.AP240]+[.AP274]+[.AP301])" office:value-type="float" office:value="28" calcext:value-type="float">
            <text:p>28</text:p>
          </table:table-cell>
          <table:table-cell table:style-name="ce50" table:content-validation-name="val1" table:formula="of:=QUOTIENT(PRODUCT(5;ORG.LIBREOFFICE.RAWSUBTRACT( [.D424];10));2)" office:value-type="float" office:value="45" calcext:value-type="float">
            <text:p>45</text:p>
          </table:table-cell>
          <table:table-cell table:style-name="ce73" table:content-validation-name="val1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 Little Low" calcext:value-type="string">
            <text:p>A Little Low</text:p>
          </table:table-cell>
          <table:table-cell table:content-validation-name="val1" table:number-columns-repeated="1018"/>
        </table:table-row>
        <table:table-row table:style-name="ro2">
          <table:table-cell table:style-name="ce26" table:content-validation-name="val1"/>
          <table:table-cell table:style-name="ce55" table:content-validation-name="val1"/>
          <table:table-cell table:style-name="ce66" table:content-validation-name="val1"/>
          <table:table-cell table:style-name="ce71" table:content-validation-name="val1" table:number-columns-repeated="2"/>
          <table:table-cell table:style-name="ce75" table:content-validation-name="val1"/>
          <table:table-cell table:content-validation-name="val1" table:number-columns-repeated="1018"/>
        </table:table-row>
        <table:table-row table:style-name="ro2">
          <table:table-cell table:style-name="ce28" table:content-validation-name="val1" office:value-type="string" calcext:value-type="string">
            <text:p>Agreeableness</text:p>
          </table:table-cell>
          <table:table-cell table:style-name="ce59" table:content-validation-name="val1" table:number-columns-spanned="2" table:number-rows-spanned="1"/>
          <table:covered-table-cell table:style-name="ce57" table:content-validation-name="val1"/>
          <table:table-cell table:style-name="ce71" table:content-validation-name="val1" table:formula="of:=SUM([.D427:.D432])" office:value-type="float" office:value="144" calcext:value-type="float">
            <text:p>144</text:p>
          </table:table-cell>
          <table:table-cell table:style-name="ce69" table:content-validation-name="val1" table:formula="of:=QUOTIENT(PRODUCT(ORG.LIBREOFFICE.RAWSUBTRACT([.D426];60);5);12)" office:value-type="float" office:value="35" calcext:value-type="float">
            <text:p>35</text:p>
          </table:table-cell>
          <table:table-cell table:style-name="ce72" table:content-validation-name="val1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Low" calcext:value-type="string">
            <text:p>Low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<text:span text:style-name="T9">A3: </text:span>Altruism </text:p>
          </table:table-cell>
          <table:table-cell table:style-name="ce55" table:content-validation-name="val1" office:value-type="string" calcext:value-type="string" table:number-columns-spanned="2" table:number-rows-spanned="1">
            <text:p>Altruism</text:p>
          </table:table-cell>
          <table:covered-table-cell table:style-name="ce66" table:content-validation-name="val1"/>
          <table:table-cell table:style-name="ce50" table:content-validation-name="val1" table:formula="of:=SUM([.AP15]+[.AP34]+[.AP56]+[.AP74]+[.AP90]+[.AP146]+[.AP177]+[.AP198]+[.AP239]+[.AP291])" office:value-type="float" office:value="25" calcext:value-type="float">
            <text:p>25</text:p>
          </table:table-cell>
          <table:table-cell table:style-name="ce50" table:content-validation-name="val1" table:formula="of:=QUOTIENT(PRODUCT(5;ORG.LIBREOFFICE.RAWSUBTRACT( [.D427];10));2)" office:value-type="float" office:value="37" calcext:value-type="float">
            <text:p>37</text:p>
          </table:table-cell>
          <table:table-cell table:style-name="ce73" table:content-validation-name="val1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A Little Low" calcext:value-type="string">
            <text:p>A Little Low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<text:span text:style-name="T9">A4: </text:span>Compliance </text:p>
          </table:table-cell>
          <table:table-cell table:style-name="ce55" table:content-validation-name="val1" office:value-type="string" calcext:value-type="string" table:number-columns-spanned="2" table:number-rows-spanned="1">
            <text:p>Cooperation</text:p>
          </table:table-cell>
          <table:covered-table-cell table:style-name="ce66" table:content-validation-name="val1"/>
          <table:table-cell table:style-name="ce50" table:content-validation-name="val1" table:formula="of:=SUM([.AP51]+[.AP76]+[.AP101]+[.AP123]+[.AP142]+[.AP170]+[.AP184]+[.AP231]+[.AP249]+[.AP276])" office:value-type="float" office:value="20" calcext:value-type="float">
            <text:p>20</text:p>
          </table:table-cell>
          <table:table-cell table:style-name="ce50" table:content-validation-name="val1" table:formula="of:=QUOTIENT(PRODUCT(5;ORG.LIBREOFFICE.RAWSUBTRACT( [.D428];10));2)" office:value-type="float" office:value="25" calcext:value-type="float">
            <text:p>25</text:p>
          </table:table-cell>
          <table:table-cell table:style-name="ce73" table:content-validation-name="val1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Low" calcext:value-type="string">
            <text:p>Low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<text:span text:style-name="T9">A5: </text:span>Modesty </text:p>
          </table:table-cell>
          <table:table-cell table:style-name="ce55" table:content-validation-name="val1" office:value-type="string" calcext:value-type="string" table:number-columns-spanned="2" table:number-rows-spanned="1">
            <text:p>Modesty/Humility</text:p>
          </table:table-cell>
          <table:covered-table-cell table:style-name="ce66" table:content-validation-name="val1"/>
          <table:table-cell table:style-name="ce50" table:content-validation-name="val1" table:formula="of:=SUM([.AP8]+[.AP58]+[.AP85]+[.AP131]+[.AP156]+[.AP178]+[.AP205]+[.AP234]+[.AP267]+[.AP286])" office:value-type="float" office:value="11" calcext:value-type="float">
            <text:p>11</text:p>
          </table:table-cell>
          <table:table-cell table:style-name="ce50" table:content-validation-name="val1" table:formula="of:=QUOTIENT(PRODUCT(5;ORG.LIBREOFFICE.RAWSUBTRACT( [.D429];10));2)" office:value-type="float" office:value="2" calcext:value-type="float">
            <text:p>2</text:p>
          </table:table-cell>
          <table:table-cell table:style-name="ce73" table:content-validation-name="val1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Very Low" calcext:value-type="string">
            <text:p>Very Low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<text:span text:style-name="T9">A2: </text:span>Straightforwardness </text:p>
          </table:table-cell>
          <table:table-cell table:style-name="ce55" table:content-validation-name="val1" office:value-type="string" calcext:value-type="string" table:number-columns-spanned="2" table:number-rows-spanned="1">
            <text:p>Morality</text:p>
          </table:table-cell>
          <table:covered-table-cell table:style-name="ce66" table:content-validation-name="val1"/>
          <table:table-cell table:style-name="ce50" table:content-validation-name="val1" table:formula="of:=SUM([.AP10]+[.AP39]+[.AP68]+[.AP91]+[.AP125]+[.AP149]+[.AP161]+[.AP229]+[.AP263]+[.AP284])" office:value-type="float" office:value="26" calcext:value-type="float">
            <text:p>26</text:p>
          </table:table-cell>
          <table:table-cell table:style-name="ce50" table:content-validation-name="val1" table:formula="of:=QUOTIENT(PRODUCT(5;ORG.LIBREOFFICE.RAWSUBTRACT( [.D430];10));2)" office:value-type="float" office:value="40" calcext:value-type="float">
            <text:p>40</text:p>
          </table:table-cell>
          <table:table-cell table:style-name="ce73" table:content-validation-name="val1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A Little Low" calcext:value-type="string">
            <text:p>A Little Low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<text:span text:style-name="T9">A6: </text:span>Tender-Mindedness </text:p>
          </table:table-cell>
          <table:table-cell table:style-name="ce55" table:content-validation-name="val1" office:value-type="string" calcext:value-type="string" table:number-columns-spanned="2" table:number-rows-spanned="1">
            <text:p>Sympathy</text:p>
          </table:table-cell>
          <table:covered-table-cell table:style-name="ce66" table:content-validation-name="val1"/>
          <table:table-cell table:style-name="ce50" table:content-validation-name="val1" table:formula="of:=SUM([.AP54]+[.AP83]+[.AP121]+[.AP141]+[.AP165]+[.AP183]+[.AP201]+[.AP216]+[.AP271]+[.AP303])" office:value-type="float" office:value="24" calcext:value-type="float">
            <text:p>24</text:p>
          </table:table-cell>
          <table:table-cell table:style-name="ce50" table:content-validation-name="val1" table:formula="of:=QUOTIENT(PRODUCT(5;ORG.LIBREOFFICE.RAWSUBTRACT( [.D431];10));2)" office:value-type="float" office:value="35" calcext:value-type="float">
            <text:p>35</text:p>
          </table:table-cell>
          <table:table-cell table:style-name="ce73" table:content-validation-name="val1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Low" calcext:value-type="string">
            <text:p>Low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<text:span text:style-name="T9">A1: </text:span>Trust </text:p>
          </table:table-cell>
          <table:table-cell table:style-name="ce55" table:content-validation-name="val1" office:value-type="string" calcext:value-type="string" table:number-columns-spanned="2" table:number-rows-spanned="1">
            <text:p>Trust</text:p>
          </table:table-cell>
          <table:covered-table-cell table:style-name="ce66" table:content-validation-name="val1"/>
          <table:table-cell table:style-name="ce50" table:content-validation-name="val1" table:formula="of:=SUM([.AP19]+[.AP42]+[.AP65]+[.AP89]+[.AP127]+[.AP167]+[.AP203]+[.AP230]+[.AP255]+[.AP283])" office:value-type="float" office:value="38" calcext:value-type="float">
            <text:p>38</text:p>
          </table:table-cell>
          <table:table-cell table:style-name="ce50" table:content-validation-name="val1" table:formula="of:=QUOTIENT(PRODUCT(5;ORG.LIBREOFFICE.RAWSUBTRACT( [.D432];10));2)" office:value-type="float" office:value="70" calcext:value-type="float">
            <text:p>70</text:p>
          </table:table-cell>
          <table:table-cell table:style-name="ce73" table:content-validation-name="val1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/>
          <table:table-cell table:style-name="ce55" table:content-validation-name="val1"/>
          <table:table-cell table:style-name="ce66" table:content-validation-name="val1"/>
          <table:table-cell table:content-validation-name="val1" table:number-columns-repeated="1021"/>
        </table:table-row>
        <table:table-row table:style-name="ro5">
          <table:table-cell table:style-name="ce18" table:content-validation-name="val1" office:value-type="string" calcext:value-type="string">
            <text:p>Conscientiousness </text:p>
          </table:table-cell>
          <table:table-cell table:style-name="ce57" table:content-validation-name="val1" table:number-columns-spanned="2" table:number-rows-spanned="1"/>
          <table:covered-table-cell table:style-name="ce57" table:content-validation-name="val1"/>
          <table:table-cell table:style-name="ce71" table:content-validation-name="val1" table:formula="of:=SUM([.D435:.D440])" office:value-type="float" office:value="198" calcext:value-type="float">
            <text:p>198</text:p>
          </table:table-cell>
          <table:table-cell table:style-name="ce69" table:content-validation-name="val1" table:formula="of:=QUOTIENT(PRODUCT(ORG.LIBREOFFICE.RAWSUBTRACT([.D434];60);5);12)" office:value-type="float" office:value="57" calcext:value-type="float">
            <text:p>57</text:p>
          </table:table-cell>
          <table:table-cell table:style-name="ce72" table:content-validation-name="val1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A Little High" calcext:value-type="string">
            <text:p>A Little High</text:p>
          </table:table-cell>
          <table:table-cell table:content-validation-name="val1" table:number-columns-repeated="1018"/>
        </table:table-row>
        <table:table-row table:style-name="ro3">
          <table:table-cell table:style-name="ce33" table:content-validation-name="val1" office:value-type="string" calcext:value-type="string">
            <text:p>C4: Achievement-Striving </text:p>
          </table:table-cell>
          <table:table-cell table:style-name="ce55" table:content-validation-name="val1" office:value-type="string" calcext:value-type="string" table:number-columns-spanned="2" table:number-rows-spanned="1">
            <text:p>Achievement-Striving</text:p>
          </table:table-cell>
          <table:covered-table-cell table:style-name="ce66" table:content-validation-name="val1"/>
          <table:table-cell table:style-name="ce50" table:content-validation-name="val1" table:formula="of:=SUM([.AP17]+[.AP46]+[.AP75]+[.AP93]+[.AP134]+[.AP175]+[.AP241]+[.AP257]+[.AP279]+[.AP299])" office:value-type="float" office:value="37" calcext:value-type="float">
            <text:p>37</text:p>
          </table:table-cell>
          <table:table-cell table:style-name="ce50" table:content-validation-name="val1" table:formula="of:=QUOTIENT(PRODUCT(5;ORG.LIBREOFFICE.RAWSUBTRACT( [.D435];10));2)" office:value-type="float" office:value="67" calcext:value-type="float">
            <text:p>67</text:p>
          </table:table-cell>
          <table:table-cell table:style-name="ce73" table:content-validation-name="val1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C6: Deliberation </text:p>
          </table:table-cell>
          <table:table-cell table:style-name="ce55" table:content-validation-name="val1" office:value-type="string" calcext:value-type="string" table:number-columns-spanned="2" table:number-rows-spanned="1">
            <text:p>Cautiousness</text:p>
          </table:table-cell>
          <table:covered-table-cell table:style-name="ce66" table:content-validation-name="val1"/>
          <table:table-cell table:style-name="ce50" table:content-validation-name="val1" table:formula="of:=SUM([.AP21]+[.AP36]+[.AP70]+[.AP109]+[.AP138]+[.AP155]+[.AP189]+[.AP207]+[.AP235]+[.AP277])" office:value-type="float" office:value="28" calcext:value-type="float">
            <text:p>28</text:p>
          </table:table-cell>
          <table:table-cell table:style-name="ce50" table:content-validation-name="val1" table:formula="of:=QUOTIENT(PRODUCT(5;ORG.LIBREOFFICE.RAWSUBTRACT( [.D436];10));2)" office:value-type="float" office:value="45" calcext:value-type="float">
            <text:p>45</text:p>
          </table:table-cell>
          <table:table-cell table:style-name="ce73" table:content-validation-name="val1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A Little Low" calcext:value-type="string">
            <text:p>A Little Low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C3: Dutifulness </text:p>
          </table:table-cell>
          <table:table-cell table:style-name="ce55" table:content-validation-name="val1" office:value-type="string" calcext:value-type="string" table:number-columns-spanned="2" table:number-rows-spanned="1">
            <text:p>Dutifulness</text:p>
          </table:table-cell>
          <table:covered-table-cell table:style-name="ce66" table:content-validation-name="val1"/>
          <table:table-cell table:style-name="ce50" table:content-validation-name="val1" table:formula="of:=SUM([.AP31]+[.AP82]+[.AP100]+[.AP119]+[.AP139]+[.AP162]+[.AP191]+[.AP247]+[.AP278]+[.AP304])" office:value-type="float" office:value="34" calcext:value-type="float">
            <text:p>34</text:p>
          </table:table-cell>
          <table:table-cell table:style-name="ce50" table:content-validation-name="val1" table:formula="of:=QUOTIENT(PRODUCT(5;ORG.LIBREOFFICE.RAWSUBTRACT( [.D437];10));2)" office:value-type="float" office:value="60" calcext:value-type="float">
            <text:p>60</text:p>
          </table:table-cell>
          <table:table-cell table:style-name="ce73" table:content-validation-name="val1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A Little High" calcext:value-type="string">
            <text:p>A Little High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C2: Order </text:p>
          </table:table-cell>
          <table:table-cell table:style-name="ce55" table:content-validation-name="val1" office:value-type="string" calcext:value-type="string" table:number-columns-spanned="2" table:number-rows-spanned="1">
            <text:p>Orderliness</text:p>
          </table:table-cell>
          <table:covered-table-cell table:style-name="ce66" table:content-validation-name="val1"/>
          <table:table-cell table:style-name="ce50" table:content-validation-name="val1" table:formula="of:=SUM([.AP9]+[.AP35]+[.AP63]+[.AP92]+[.AP118]+[.AP169]+[.AP197]+[.AP237]+[.AP253]+[.AP298])" office:value-type="float" office:value="29" calcext:value-type="float">
            <text:p>29</text:p>
          </table:table-cell>
          <table:table-cell table:style-name="ce50" table:content-validation-name="val1" table:formula="of:=QUOTIENT(PRODUCT(5;ORG.LIBREOFFICE.RAWSUBTRACT( [.D438];10));2)" office:value-type="float" office:value="47" calcext:value-type="float">
            <text:p>47</text:p>
          </table:table-cell>
          <table:table-cell table:style-name="ce73" table:content-validation-name="val1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verage" calcext:value-type="string">
            <text:p>Average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C5: Self-Discipline </text:p>
          </table:table-cell>
          <table:table-cell table:style-name="ce55" table:content-validation-name="val1" office:value-type="string" calcext:value-type="string" table:number-columns-spanned="2" table:number-rows-spanned="1">
            <text:p>Self-Discipline</text:p>
          </table:table-cell>
          <table:covered-table-cell table:style-name="ce66" table:content-validation-name="val1"/>
          <table:table-cell table:style-name="ce50" table:content-validation-name="val1" table:formula="of:=SUM([.AP23]+[.AP81]+[.AP108]+[.AP154]+[.AP174]+[.AP194]+[.AP217]+[.AP242]+[.AP273]+[.AP295])" office:value-type="float" office:value="36" calcext:value-type="float">
            <text:p>36</text:p>
          </table:table-cell>
          <table:table-cell table:style-name="ce50" table:content-validation-name="val1" table:formula="of:=QUOTIENT(PRODUCT(5;ORG.LIBREOFFICE.RAWSUBTRACT( [.D439];10));2)" office:value-type="float" office:value="65" calcext:value-type="float">
            <text:p>65</text:p>
          </table:table-cell>
          <table:table-cell table:style-name="ce73" table:content-validation-name="val1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content-validation-name="val1" table:number-columns-repeated="1018"/>
        </table:table-row>
        <table:table-row table:style-name="ro3">
          <table:table-cell table:style-name="ce21" table:content-validation-name="val1" office:value-type="string" calcext:value-type="string">
            <text:p>C1: Competence</text:p>
          </table:table-cell>
          <table:table-cell table:style-name="ce55" table:content-validation-name="val1" office:value-type="string" calcext:value-type="string" table:number-columns-spanned="2" table:number-rows-spanned="1">
            <text:p>Self-Efficacy</text:p>
          </table:table-cell>
          <table:covered-table-cell table:style-name="ce66" table:content-validation-name="val1"/>
          <table:table-cell table:style-name="ce50" table:content-validation-name="val1" table:formula="of:=SUM([.AP20]+[.AP43]+[.AP79]+[.AP107]+[.AP117]+[.AP157]+[.AP185]+[.AP222]+[.AP238]+[.AP259])" office:value-type="float" office:value="34" calcext:value-type="float">
            <text:p>34</text:p>
          </table:table-cell>
          <table:table-cell table:style-name="ce50" table:content-validation-name="val1" table:formula="of:=QUOTIENT(PRODUCT(5;ORG.LIBREOFFICE.RAWSUBTRACT( [.D440];10));2)" office:value-type="float" office:value="60" calcext:value-type="float">
            <text:p>60</text:p>
          </table:table-cell>
          <table:table-cell table:style-name="ce73" table:content-validation-name="val1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A Little High" calcext:value-type="string">
            <text:p>A Little High</text:p>
          </table:table-cell>
          <table:table-cell table:content-validation-name="val1" table:number-columns-repeated="1018"/>
        </table:table-row>
        <table:table-row table:style-name="ro3">
          <table:table-cell table:content-validation-name="val1"/>
          <table:table-cell table:style-name="ce50" table:content-validation-name="val1" table:number-columns-repeated="4"/>
          <table:table-cell table:content-validation-name="val1" table:number-columns-repeated="1019"/>
        </table:table-row>
        <table:table-row table:style-name="ro3">
          <table:table-cell table:style-name="ce39" table:content-validation-name="val1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0" table:content-validation-name="val1" table:number-columns-repeated="4"/>
          <table:table-cell table:content-validation-name="val1" table:number-columns-repeated="1019"/>
        </table:table-row>
        <table:table-row table:style-name="ro3">
          <table:table-cell table:style-name="ce43" table:content-validation-name="val1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0" table:content-validation-name="val1" table:number-columns-repeated="4"/>
          <table:table-cell table:content-validation-name="val1" table:number-columns-repeated="1019"/>
        </table:table-row>
        <table:table-row table:style-name="ro3" table:number-rows-repeated="31">
          <table:table-cell table:content-validation-name="val1"/>
          <table:table-cell table:style-name="ce50" table:content-validation-name="val1" table:number-columns-repeated="4"/>
          <table:table-cell table:content-validation-name="val1" table:number-columns-repeated="1019"/>
        </table:table-row>
        <table:table-row table:style-name="ro3">
          <table:table-cell table:style-name="ce47" table:content-validation-name="val1" office:value-type="string" calcext:value-type="string">
            <text:p>Used to validate the input: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content-validation-name="val1" table:number-columns-repeated="1019"/>
        </table:table-row>
        <table:table-row table:style-name="ro3" table:number-rows-repeated="225">
          <table:table-cell table:content-validation-name="val1"/>
          <table:table-cell table:style-name="ce50" table:content-validation-name="val1" table:number-columns-repeated="4"/>
          <table:table-cell table:content-validation-name="val1" table:number-columns-repeated="1019"/>
        </table:table-row>
        <table:table-row table:style-name="ro3" table:number-rows-repeated="1047875">
          <table:table-cell table:content-validation-name="val1" table:number-columns-repeated="1024"/>
        </table:table-row>
        <table:table-row table:style-name="ro3">
          <table:table-cell table:content-validation-name="val1" table:number-columns-repeated="1024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15" table:default-cell-style-name="Default"/>
        <table:table-row table:style-name="ro3">
          <table:table-cell office:value-type="string" calcext:value-type="string">
            <text:p>Norma Desmon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20:19:23.971657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2-29T22:00:45.054510589</dc:date>
    <meta:editing-duration>P2DT1H35M28S</meta:editing-duration>
    <meta:editing-cycles>247</meta:editing-cycles>
    <meta:document-statistic meta:table-count="2" meta:cell-count="3986" meta:object-count="0"/>
  </office:meta>
</office:document-meta>
</file>